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paragraph-properties fo:margin-left="0in" fo:margin-right="0in" fo:margin-top="0in" fo:margin-bottom="0.1965in" style:contextual-spacing="false"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paragraph-properties fo:margin-top="0in" fo:margin-bottom="0in" style:contextual-spacing="false"/>
    </style:style>
    <style:style style:name="P8" style:family="paragraph" style:parent-style-name="Text_20_body" style:list-style-name="L2"/>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all_Dining_Token_Management_System_SP2_Final_Summary_With_Landing_Page.docx</text:p>
      <text:p text:style-name="Standard">Document</text:p>
      <text:p text:style-name="Standard">Hall_Dining_Token_System_SP2_Implementation_Ready_Guide.docx</text:p>
      <text:p text:style-name="Standard">Document</text:p>
      <text:section text:style-name="Sect1" text:name="_r_ce_">
        <text:p text:style-name="P4">Ami ei duita DOCX upload dilam. Final Summary DOCX ta project scope and report context er jonno. Implementation Ready Guide DOCX ta main coding reference hisebe use koro. Ami ASP.NET Core MVC Web App diye Visual Studio + GitHub Copilot use kore project implement korbo. Ekhon amake step-by-step start korte guide koro, first project setup theke.</text:p>
      </text:section>
      <text:p text:style-name="Text_20_body">আমি নতুন DOCX-টা updated decisions সহ বানাবো: <text:span text:style-name="Strong_20_Emphasis">BatchAdmin → CashAdmin</text:span>, Student ID search-based top-up, flexible cash admin rule, updated database/controller/service/view plan, implementation order, Copilot prompts, testing checklist—সব এক জায়গায় clean documented format-এ।</text:p>
      <text:p text:style-name="Text_20_body">ডকুমেন্টের structure সাজিয়ে নিয়েছি। এখন DOCX generate করছি যাতে report context + developer guide দুইটাই থাকে, কিন্তু updated CashAdmin design অনুযায়ী পুরোনো BatchAdmin restriction আর না থাকে।</text:p>
      <text:p text:style-name="Text_20_body">DOCX তৈরি হয়ে গেছে। আগের <text:span text:style-name="Strong_20_Emphasis">Final Summary</text:span> scope আর <text:span text:style-name="Strong_20_Emphasis">Implementation Ready Guide</text:span> roadmap base ধরে, তোমার updated decisions অনুযায়ী পুরো document revise করেছি: <text:span text:style-name="Strong_20_Emphasis">BatchAdmin → CashAdmin</text:span>, display name <text:span text:style-name="Strong_20_Emphasis">Authorized Cash Admin</text:span>, এবং <text:span text:style-name="Strong_20_Emphasis">Student ID দিয়ে wallet top-up search flow</text:span> add করা হয়েছে। </text:p>
      <text:p text:style-name="Text_20_body">ডাউনলোড করো:</text:p>
      <text:p text:style-name="Text_20_body">এই version-এ আছে:</text:p>
      <text:list text:style-name="L1">
        <text:list-item>
          <text:p text:style-name="P6">full project scope </text:p>
        </text:list-item>
        <text:list-item>
          <text:p text:style-name="P6">updated role design </text:p>
        </text:list-item>
        <text:list-item>
          <text:p text:style-name="P6">CashAdmin workflow </text:p>
        </text:list-item>
        <text:list-item>
          <text:p text:style-name="P6">Student ID unique search flow </text:p>
        </text:list-item>
        <text:list-item>
          <text:p text:style-name="P6">updated database models </text:p>
        </text:list-item>
        <text:list-item>
          <text:p text:style-name="P6">updated <text:span text:style-name="Source_20_Text">CashCollection</text:span> / <text:span text:style-name="Source_20_Text">CashSettlement</text:span> naming </text:p>
        </text:list-item>
        <text:list-item>
          <text:p text:style-name="P6"><text:span text:style-name="Source_20_Text">ApplicationDbContext</text:span> config </text:p>
        </text:list-item>
        <text:list-item>
          <text:p text:style-name="P6">seeding plan </text:p>
        </text:list-item>
        <text:list-item>
          <text:p text:style-name="P6">services, controllers, views </text:p>
        </text:list-item>
        <text:list-item>
          <text:p text:style-name="P6">Copilot prompt library </text:p>
        </text:list-item>
        <text:list-item>
          <text:p text:style-name="P6">testing checklist </text:p>
        </text:list-item>
        <text:list-item>
          <text:p text:style-name="P6">final demo script </text:p>
        </text:list-item>
        <text:list-item>
          <text:p text:style-name="P6">troubleshooting </text:p>
        </text:list-item>
        <text:list-item>
          <text:p text:style-name="P5">final build checklist </text:p>
        </text:list-item>
      </text:list>
      <text:p text:style-name="Text_20_body">হ্যাঁ, SP2 final demo-এর জন্য <text:span text:style-name="Strong_20_Emphasis">MS SQL Server</text:span> রাখা better decision হতে পারে—বিশেষ করে যদি তুমি database visibly manage করতে চাও, SQL Server Management Studio use করতে চাও, বা evaluator-কে tables দেখাতে চাও। আমি docs-এ LocalDB wording replace করে SQL Server-first setup করে দিচ্ছি।</text:p>
      <text:p text:style-name="Text_20_body"><text:soft-page-break/>হ্যাঁ, <text:span text:style-name="Strong_20_Emphasis">MS SQL Server</text:span> রাখা better. LocalDB beginner/demo-friendly হলেও final submission/demo-তে SQL Server বেশি professional দেখাবে—SSMS দিয়ে tables, data, migrations সব clearly দেখানো যাবে।</text:p>
      <text:p text:style-name="Text_20_body">আমি দুইটা file update করে দিলাম:</text:p>
      <text:list text:style-name="L2">
        <text:list-item>
          <text:p text:style-name="P8">hall_dining_token_system_updated_requirements_sqlserver.md</text:p>
        </text:list-item>
      </text:list>
      <text:p text:style-name="Text_20_body">Main change:</text:p>
      <text:section text:style-name="Sect2" text:name="code-block-viewer">
        <text:p text:style-name="P1"><text:span text:style-name="Source_20_Text">Old:</text:span></text:p>
        <text:p text:style-name="Preformatted_20_Text"><text:span text:style-name="Source_20_Text">SQL Server LocalDB / SQL Server</text:span></text:p>
        <text:p text:style-name="Preformatted_20_Text"><text:span text:style-name="Source_20_Text">New:</text:span></text:p>
        <text:p text:style-name="Preformatted_20_Text"><text:span text:style-name="Source_20_Text">Microsoft SQL Server</text:span></text:p>
        <text:p text:style-name="P3"><text:span text:style-name="Source_20_Text">Recommended: SQL Server Developer Edition or SQL Server Express Edition</text:span></text:p>
      </text:section>
      <text:p text:style-name="Text_20_body"><text:span text:style-name="Source_20_Text">appsettings.json</text:span>-এর recommended connection string:</text:p>
      <text:section text:style-name="Sect2" text:name="Section1">
        <text:p text:style-name="P1"><text:bookmark text:name="code-block-viewer"/><text:span text:style-name="Source_20_Text">"ConnectionStrings": {</text:span></text:p>
        <text:p text:style-name="Preformatted_20_Text"><text:span text:style-name="Source_20_Text"><text:s text:c="2"/>"DefaultConnection": "Server=localhost;Database=HallDiningTokenSystemDb;Trusted_Connection=True;MultipleActiveResultSets=true;TrustServerCertificate=True"</text:span></text:p>
        <text:p text:style-name="P3"><text:span text:style-name="Source_20_Text">}</text:span></text:p>
      </text:section>
      <text:p text:style-name="Text_20_body">SQL Server Express use করলে:</text:p>
      <text:section text:style-name="Sect2" text:name="Section2">
        <text:p text:style-name="P1"><text:bookmark text:name="code-block-viewer Copy 1"/><text:span text:style-name="Source_20_Text">"ConnectionStrings": {</text:span></text:p>
        <text:p text:style-name="Preformatted_20_Text"><text:span text:style-name="Source_20_Text"><text:s text:c="2"/>"DefaultConnection": "Server=localhost\\SQLEXPRESS;Database=HallDiningTokenSystemDb;Trusted_Connection=True;MultipleActiveResultSets=true;TrustServerCertificate=True"</text:span></text:p>
        <text:p text:style-name="P3"><text:span text:style-name="Source_20_Text">}</text:span></text:p>
      </text:section>
      <text:p text:style-name="Text_20_body">এখন final tech decision হবে:</text:p>
      <text:section text:style-name="Sect2" text:name="Section3">
        <text:p text:style-name="P2"><text:bookmark text:name="code-block-viewer Copy 2"/><text:span text:style-name="Source_20_Text">ASP.NET Core MVC + Razor Views + EF Core + Identity + Microsoft SQL Server</text:span></text:p>
      </text:section>
      <text:p text:style-name="P7"><text:soft-page-break/><draw:frame draw:style-name="fr1" draw:name="Image1" text:anchor-type="as-char" svg:width="19.9898in" svg:height="10.6563in" draw:z-index="0"><draw:image xlink:href="https://chatgpt.com/backend-api/estuary/content?id=file_0000000084907207b7357f45acc31b1c&amp;ts=494030&amp;p=fs&amp;cid=1&amp;sig=040789d727ca8fe95e3a4d754642e7d9dcc95e370ed16d38ef52ff506daccb3e&amp;v=0" xlink:type="simple" xlink:show="embed" xlink:actuate="onLoad"/><svg:title>image.png</svg:title></draw:frame></text:p>
      <text:p text:style-name="P7"><text:soft-page-break/><draw:frame draw:style-name="fr1" draw:name="Image2" text:anchor-type="as-char" svg:width="19.9898in" svg:height="10.6354in" draw:z-index="1"><draw:image xlink:href="https://chatgpt.com/backend-api/estuary/content?id=file_00000000300071fa991894c43c14940f&amp;ts=494030&amp;p=fs&amp;cid=1&amp;sig=4d32cbc2901e8e4cf43156c9b8d1fd08384554acc5befbe3692bc50fd238b0c1&amp;v=0" xlink:type="simple" xlink:show="embed" xlink:actuate="onLoad"/><svg:title>image.png</svg:title></draw:frame></text:p>
      <text:section text:style-name="Sect1" text:name="_r_da_">
        <text:p text:style-name="P9"><text:soft-page-break/>this is my ms sql server management studio</text:p>
      </text:section>
      <text:p text:style-name="P7"><text:soft-page-break/><draw:frame draw:style-name="fr1" draw:name="Image3" text:anchor-type="as-char" svg:width="19.9583in" svg:height="10.7291in" draw:z-index="2"><draw:image xlink:href="https://chatgpt.com/backend-api/estuary/content?id=file_00000000c2e8720781cafbeab994ed99&amp;ts=494030&amp;p=fs&amp;cid=1&amp;sig=d90e9992d51ec0bc6a6877913f2b5ac5b37d767ba3041821365f8d36549579cc&amp;v=0" xlink:type="simple" xlink:show="embed" xlink:actuate="onLoad"/><svg:title>image.png</svg:title></draw:frame></text:p>
      <text:p text:style-name="P7"><text:soft-page-break/><draw:frame draw:style-name="fr1" draw:name="Image4" text:anchor-type="as-char" svg:width="19.9898in" svg:height="10.6563in" draw:z-index="3"><draw:image xlink:href="https://chatgpt.com/backend-api/estuary/content?id=file_00000000ecc4720781ae886f08521372&amp;ts=494030&amp;p=fs&amp;cid=1&amp;sig=f6f9be8c67c34601750271315b566a2ac38596a523e94a240af15feb953286f9&amp;v=0" xlink:type="simple" xlink:show="embed" xlink:actuate="onLoad"/><svg:title>image.png</svg:title></draw:frame></text:p>
      <text:section text:style-name="Sect1" text:name="_r_de_">
        <text:p text:style-name="P9"><text:soft-page-break/>I have created the project, what next</text:p>
      </text:section>
      <text:p text:style-name="P7"><text:soft-page-break/><draw:frame draw:style-name="fr1" draw:name="Image5" text:anchor-type="as-char" svg:width="19.9898in" svg:height="10.6563in" draw:z-index="4"><draw:image xlink:href="https://chatgpt.com/backend-api/estuary/content?id=file_00000000820872088574a243122fff36&amp;ts=494030&amp;p=fs&amp;cid=1&amp;sig=9d1dad9e9a72f429ffc134166f05e9c485e6b6f1d6c0c2639dee8e57745cd251&amp;v=0" xlink:type="simple" xlink:show="embed" xlink:actuate="onLoad"/><svg:title>image.png</svg:title></draw:frame></text:p>
      <text:p text:style-name="P7"><text:soft-page-break/><draw:frame draw:style-name="fr1" draw:name="Image6" text:anchor-type="as-char" svg:width="19.9898in" svg:height="10.6665in" draw:z-index="5"><draw:image xlink:href="https://chatgpt.com/backend-api/estuary/content?id=file_000000005cb47208854f3f3b8ac7cec3&amp;ts=494030&amp;p=fs&amp;cid=1&amp;sig=7d9d56b61c37bf9ed49458e558c4889f859ee7b1ccb23b092ffc055f9b7687b1&amp;v=0" xlink:type="simple" xlink:show="embed" xlink:actuate="onLoad"/><svg:title>image.png</svg:title></draw:frame></text:p>
      <text:section text:style-name="Sect1" text:name="_r_di_">
        <text:p text:style-name="P9"><text:soft-page-break/>This is my new project with identity</text:p>
      </text:section>
      <text:p text:style-name="Text_20_body">Step 4: Migration run করার আগে check করো ======================================== Solution Explorer-এ দেখো migration folder আছে কিনা: Data/Migrations Fresh project হলে template already একটা Identity migration create করে থাকতে পারে। যদি migration folder থাকে এবং তুমি এখনো database important কিছু করো নাই, easiest: Delete existing Migrations folder তারপর নতুন migration দাও।</text:p>
      <text:p text:style-name="Text_20_body"><text:soft-page-break/><draw:frame draw:style-name="fr1" draw:name="Image7" text:anchor-type="as-char" svg:width="19.8646in" svg:height="10.5937in" draw:z-index="6"><draw:image xlink:href="https://chatgpt.com/backend-api/estuary/content?id=file_00000000fc047208b6075a7d93acf687&amp;ts=494030&amp;p=fs&amp;cid=1&amp;sig=244418e188d8f8721c51f00560a272b43adce285513b3a4822e6bce8d89b2ad2&amp;v=0" xlink:type="simple" xlink:show="embed" xlink:actuate="onLoad"/><svg:title>image.png</svg:title></draw:frame></text:p>
      <text:p text:style-name="Text_20_body"><text:soft-page-break/>Step 2: পুরোনো Migrations folder delete করো ------------------------------------------- Solution Explorer-এ: Data└── Migrations `Migrations` folder-এর উপর right click করো → **Delete**। Confirm দিলে delete হয়ে যাবে। * * * Step 3: যদি database already create হয়ে থাকে, drop করো ------------------------------------------------------ তুমি যদি আগে `Update-Database` run করে থাকো, তাহলে Package Manager Console-এ এটা run করো: PowerShell Drop-Database -Force</text:p>
      <text:p text:style-name="P7"><text:soft-page-break/><draw:frame draw:style-name="fr1" draw:name="Image8" text:anchor-type="as-char" svg:width="19.948in" svg:height="10.6146in" draw:z-index="7"><draw:image xlink:href="https://chatgpt.com/backend-api/estuary/content?id=file_00000000d2c8720884eb50b5b5cd4b62&amp;ts=494030&amp;p=fs&amp;cid=1&amp;sig=a5f9cbd6d674ea43c17956b97feffd282bbbed9264ad33ed8b52ec1ce389055c&amp;v=0" xlink:type="simple" xlink:show="embed" xlink:actuate="onLoad"/><svg:title>image.png</svg:title></draw:frame></text:p>
      <text:p text:style-name="Text_20_body"><text:soft-page-break/><draw:frame draw:style-name="fr1" draw:name="Image9" text:anchor-type="as-char" svg:width="7.8126in" svg:height="10.6665in" draw:z-index="8"><draw:image xlink:href="https://chatgpt.com/backend-api/estuary/content?id=file_00000000b7e47208afd97c1acabfa5f0&amp;ts=494030&amp;p=fs&amp;cid=1&amp;sig=7a66d1fec36b93a875e0320c69fad0158f3be3cbad0306e92da2f76eb0aab38d&amp;v=0" xlink:type="simple" xlink:show="embed" xlink:actuate="onLoad"/><svg:title>image.png</svg:title></draw:frame></text:p>
      <text:p text:style-name="Text_20_body"><text:soft-page-break/>7\. Commit দাও -------------- Git commit message: Configure ApplicationUser student identity fields</text:p>
      <text:p text:style-name="P7"><text:soft-page-break/><draw:frame draw:style-name="fr1" draw:name="Image10" text:anchor-type="as-char" svg:width="4.6252in" svg:height="10.5311in" draw:z-index="9"><draw:image xlink:href="https://chatgpt.com/backend-api/estuary/content?id=file_00000000a37072088cce616a286387b8&amp;ts=494030&amp;p=fs&amp;cid=1&amp;sig=f3509be1e8a518a03ca654964b2836f1c346e27385cdf0154449bee5bf6111f1&amp;v=0" xlink:type="simple" xlink:show="embed" xlink:actuate="onLoad"/><svg:title>image.png</svg:title></draw:frame></text:p>
      <text:p text:style-name="P7"><text:soft-page-break/><draw:frame draw:style-name="fr1" draw:name="Image11" text:anchor-type="as-char" svg:width="15.552in" svg:height="9.6252in" draw:z-index="10"><draw:image xlink:href="https://chatgpt.com/backend-api/estuary/content?id=file_00000000385072088e83c558c862cfba&amp;ts=494030&amp;p=fs&amp;cid=1&amp;sig=5891226932b7e1148e9e7697faca8222ec8c20dd766c1a2210d5e61ee2173285&amp;v=0" xlink:type="simple" xlink:show="embed" xlink:actuate="onLoad"/><svg:title>image.png</svg:title></draw:frame></text:p>
      <text:p text:style-name="P7"><text:soft-page-break/><draw:frame draw:style-name="fr1" draw:name="Image12" text:anchor-type="as-char" svg:width="5.302in" svg:height="10.7811in" draw:z-index="11"><draw:image xlink:href="https://chatgpt.com/backend-api/estuary/content?id=file_0000000053607208981480c28f468598&amp;ts=494030&amp;p=fs&amp;cid=1&amp;sig=33460ca5f6bb198b6fa6a127673a42583a8afb27bd0f6c213cf9a74b030df2c3&amp;v=0" xlink:type="simple" xlink:show="embed" xlink:actuate="onLoad"/><svg:title>image.png</svg:title></draw:frame></text:p>
      <text:p text:style-name="P7"><text:soft-page-break/><draw:frame draw:style-name="fr1" draw:name="Image13" text:anchor-type="as-char" svg:width="19.9898in" svg:height="10.7398in" draw:z-index="12"><draw:image xlink:href="https://chatgpt.com/backend-api/estuary/content?id=file_000000006f487208a7640da88eee20bc&amp;ts=494030&amp;p=fs&amp;cid=1&amp;sig=52b4c8c933cdd536db53e942d1ba736f529f469b7cece91dcfa40c00eb5d2b80&amp;v=0" xlink:type="simple" xlink:show="embed" xlink:actuate="onLoad"/><svg:title>image.png</svg:title></draw:frame></text:p>
      <text:p text:style-name="Text_20_body"><text:soft-page-break/><draw:frame draw:style-name="fr1" draw:name="Image14" text:anchor-type="as-char" svg:width="15.8335in" svg:height="5.4272in" draw:z-index="13"><draw:image xlink:href="https://chatgpt.com/backend-api/estuary/content?id=file_000000003f207208ba652c07a2feb6b9&amp;ts=494030&amp;p=fs&amp;cid=1&amp;sig=3e1aedc5f096ad2fde0ce1a0340a3fc40e9833702b45fc42e8cbfb24ebce4de1&amp;v=0" xlink:type="simple" xlink:show="embed" xlink:actuate="onLoad"/><svg:title>image.png</svg:title></draw:frame></text:p>
      <text:p text:style-name="Text_20_body">Successful হলে SSMS-এ `AspNetUsers` table refresh করলে দেখবে: FullName nvarchar(100)StudentId nvarchar(50)Department nvarchar(50)Batch nvarchar(20) আর `Indexes` expand করলে StudentId-এর unique index থাকবে।</text:p>
      <text:p text:style-name="P7"><text:soft-page-break/><draw:frame draw:style-name="fr1" draw:name="Image15" text:anchor-type="as-char" svg:width="5.3752in" svg:height="9.1252in" draw:z-index="14"><draw:image xlink:href="https://chatgpt.com/backend-api/estuary/content?id=file_0000000045e07208a8d233897f1db2e9&amp;ts=494030&amp;p=fs&amp;cid=1&amp;sig=e943bf9e8fd0b1323fd39f85d56935cb04e3f4f20c56ba59ed20ea207a8eaee2&amp;v=0" xlink:type="simple" xlink:show="embed" xlink:actuate="onLoad"/><svg:title>image.png</svg:title></draw:frame></text:p>
      <text:p text:style-name="P7"><text:soft-page-break/><draw:frame draw:style-name="fr1" draw:name="Image16" text:anchor-type="as-char" svg:width="19.9898in" svg:height="10.5417in" draw:z-index="15"><draw:image xlink:href="https://chatgpt.com/backend-api/estuary/content?id=file_00000000329c7208b749b1de27541dbd&amp;ts=494030&amp;p=fs&amp;cid=1&amp;sig=ff1e5991f04a990a64afaefbadd92192b3b50bb91353ba1b3f68a83efccfef35&amp;v=0" xlink:type="simple" xlink:show="embed" xlink:actuate="onLoad"/><svg:title>image.png</svg:title></draw:frame></text:p>
      <text:section text:style-name="Sect1" text:name="_r_e8_">
        <text:p text:style-name="P9"><text:soft-page-break/>I have done this</text:p>
      </text:section>
      <text:p text:style-name="P7"><text:soft-page-break/><draw:frame draw:style-name="fr1" draw:name="Image17" text:anchor-type="as-char" svg:width="19.9898in" svg:height="10.6563in" draw:z-index="16"><draw:image xlink:href="https://chatgpt.com/backend-api/estuary/content?id=file_00000000e9207208b854b48409270407&amp;ts=494030&amp;p=fs&amp;cid=1&amp;sig=87110aecccd3da6e872b9837f9423ec937f1bc61464b3b5d9ec10ccd9fdb79a4&amp;v=0" xlink:type="simple" xlink:show="embed" xlink:actuate="onLoad"/><svg:title>image.png</svg:title></draw:frame></text:p>
      <text:p text:style-name="P7"><text:soft-page-break/><draw:frame draw:style-name="fr1" draw:name="Image18" text:anchor-type="as-char" svg:width="19.9898in" svg:height="10.6563in" draw:z-index="17"><draw:image xlink:href="https://chatgpt.com/backend-api/estuary/content?id=file_00000000a3e87207ba994dcf3257bd93&amp;ts=494030&amp;p=fs&amp;cid=1&amp;sig=51643c83f1eae0c5bc367239ff541a6208aac2a109e93181d77e65ad8961964c&amp;v=0" xlink:type="simple" xlink:show="embed" xlink:actuate="onLoad"/><svg:title>image.png</svg:title></draw:frame></text:p>
      <text:p text:style-name="P7"><text:soft-page-break/><draw:frame draw:style-name="fr1" draw:name="Image19" text:anchor-type="as-char" svg:width="19.9898in" svg:height="10.6563in" draw:z-index="18"><draw:image xlink:href="https://chatgpt.com/backend-api/estuary/content?id=file_00000000a1847206abbb24d96d2eeaad&amp;ts=494030&amp;p=fs&amp;cid=1&amp;sig=e493291006755be01409cd88cfa8e9126b6c396458b5438dd0e004a1dc6f3e66&amp;v=0" xlink:type="simple" xlink:show="embed" xlink:actuate="onLoad"/><svg:title>image.png</svg:title></draw:frame></text:p>
      <text:p text:style-name="Text_20_body"><text:soft-page-break/><draw:frame draw:style-name="fr1" draw:name="Image20" text:anchor-type="as-char" svg:width="10.8957in" svg:height="9.2602in" draw:z-index="19"><draw:image xlink:href="https://chatgpt.com/backend-api/estuary/content?id=file_0000000047c071faa72c8c62d3dd7932&amp;ts=494030&amp;p=fs&amp;cid=1&amp;sig=292cb7f4477ede93f67bf2846b22de851c057eee82f480f152ec85d92d9a04fe&amp;v=0" xlink:type="simple" xlink:show="embed" xlink:actuate="onLoad"/><svg:title>image.png</svg:title></draw:frame></text:p>
      <text:p text:style-name="Text_20_body">Areas └── Identity └── Pages └── Account ├── Register.cshtml └── Register.cshtml.cs</text:p>
      <text:p text:style-name="Text_20_body"><text:soft-page-break/><draw:frame draw:style-name="fr1" draw:name="Image21" text:anchor-type="as-char" svg:width="4.6665in" svg:height="10.2398in" draw:z-index="20"><draw:image xlink:href="https://chatgpt.com/backend-api/estuary/content?id=file_000000008bb471faafa0ad3a9e3da00e&amp;ts=494030&amp;p=fs&amp;cid=1&amp;sig=137ec420e46406622ef5b8cf8f67b0b2ae1842de71cfff4a41807625cf1c2868&amp;v=0" xlink:type="simple" xlink:show="embed" xlink:actuate="onLoad"/><svg:title>image.png</svg:title></draw:frame></text:p>
      <text:p text:style-name="Text_20_body"><text:soft-page-break/>Areas └── Identity └── Pages └── Account ├── Register.cshtml ├── Register.cshtml.cs ├── \_ViewImports.cshtml └── \_ViewStart.cshtml</text:p>
      <text:p text:style-name="Text_20_body"><text:soft-page-break/><draw:frame draw:style-name="fr1" draw:name="Image22" text:anchor-type="as-char" svg:width="4.6252in" svg:height="9.7917in" draw:z-index="21"><draw:image xlink:href="https://chatgpt.com/backend-api/estuary/content?id=file_000000000bb472079a96792c41649f61&amp;ts=494030&amp;p=fs&amp;cid=1&amp;sig=f609a52bde251b404ffb9edfa48c7392b23d2b28906306a6c7c70594f39a8c7c&amp;v=0" xlink:type="simple" xlink:show="embed" xlink:actuate="onLoad"/><svg:title>image.png</svg:title></draw:frame></text:p>
      <text:p text:style-name="Text_20_body"><text:soft-page-break/>Full Name: Test StudentStudent ID: 220132Email: teststudent@test.comPassword: Test@123Confirm Password: Test@123 তারপর SSMS-এ query চালাও: SQL SELECT Email, FullName, StudentIdFROM AspNetUsersORDER BY Email;SELECT *FROM Wallets;</text:p>
      <text:p text:style-name="P7"><text:soft-page-break/><draw:frame draw:style-name="fr1" draw:name="Image23" text:anchor-type="as-char" svg:width="19.9898in" svg:height="10.7189in" draw:z-index="22"><draw:image xlink:href="https://chatgpt.com/backend-api/estuary/content?id=file_000000008e8071fab3f8f24abc9fee77&amp;ts=494030&amp;p=fs&amp;cid=1&amp;sig=f437697f4c59826cb96cedb891b10c831f34a83f451b6aba1dd206300cf87537&amp;v=0" xlink:type="simple" xlink:show="embed" xlink:actuate="onLoad"/><svg:title>image.png</svg:title></draw:frame></text:p>
      <text:p text:style-name="P7"><text:soft-page-break/><draw:frame draw:style-name="fr1" draw:name="Image24" text:anchor-type="as-char" svg:width="10.8752in" svg:height="9.2083in" draw:z-index="23"><draw:image xlink:href="https://chatgpt.com/backend-api/estuary/content?id=file_00000000e0847209aeb38913a437499d&amp;ts=494030&amp;p=fs&amp;cid=1&amp;sig=4dfda4c964e975f510167a796a5cf39bdc9384092c5284e57f885cae9c225d94&amp;v=0" xlink:type="simple" xlink:show="embed" xlink:actuate="onLoad"/><svg:title>image.png</svg:title></draw:frame></text:p>
      <text:p text:style-name="P7"><text:soft-page-break/><draw:frame draw:style-name="fr1" draw:name="Image25" text:anchor-type="as-char" svg:width="19.9898in" svg:height="10.7398in" draw:z-index="24"><draw:image xlink:href="https://chatgpt.com/backend-api/estuary/content?id=file_00000000440471fabdb8d74bb138f010&amp;ts=494030&amp;p=fs&amp;cid=1&amp;sig=e7265fffc3c9bf5fd0ae2e01b2f9ae30e7602922c42295b263b193e8ee9406c5&amp;v=0" xlink:type="simple" xlink:show="embed" xlink:actuate="onLoad"/><svg:title>image.png</svg:title></draw:frame></text:p>
      <text:p text:style-name="P7"><text:soft-page-break/><draw:frame draw:style-name="fr1" draw:name="Image26" text:anchor-type="as-char" svg:width="19.9791in" svg:height="10.6043in" draw:z-index="25"><draw:image xlink:href="https://chatgpt.com/backend-api/estuary/content?id=file_00000000fc887209835d3de31c0fc444&amp;ts=494030&amp;p=fs&amp;cid=1&amp;sig=930d63f0b3a46af361a8a831545ab6c61c0534b942f95f6d9f160e0c66ac68d0&amp;v=0" xlink:type="simple" xlink:show="embed" xlink:actuate="onLoad"/><svg:title>image.png</svg:title></draw:frame></text:p>
      <text:p text:style-name="P7"><text:soft-page-break/><draw:frame draw:style-name="fr1" draw:name="Image27" text:anchor-type="as-char" svg:width="19.9898in" svg:height="10.8335in" draw:z-index="26"><draw:image xlink:href="https://chatgpt.com/backend-api/estuary/content?id=file_000000008b60720988d5d4071188bc2e&amp;ts=494030&amp;p=fs&amp;cid=1&amp;sig=9f70e8c95360eb5cd12d9480ea1bd1bd3e38d0793ce3f476ce89a27c8394d8b5&amp;v=0" xlink:type="simple" xlink:show="embed" xlink:actuate="onLoad"/><svg:title>image.png</svg:title></draw:frame></text:p>
      <text:section text:style-name="Sect1" text:name="_r_eq_">
        <text:p text:style-name="P9"><text:soft-page-break/>egulo valo lagche na, landing page clean rakhte hobe</text:p>
      </text:section>
      <text:p text:style-name="P7"><text:soft-page-break/><draw:frame draw:style-name="fr1" draw:name="Image28" text:anchor-type="as-char" svg:width="19.9583in" svg:height="10.7709in" draw:z-index="27"><draw:image xlink:href="https://chatgpt.com/backend-api/estuary/content?id=file_000000006b7071faaa9d783aeb5454d7&amp;ts=494030&amp;p=fs&amp;cid=1&amp;sig=ffca82618ac1e197ee347622d29d8c2641475e82af391274e5752ecbd2e887a5&amp;v=0" xlink:type="simple" xlink:show="embed" xlink:actuate="onLoad"/><svg:title>image.png</svg:title></draw:frame></text:p>
      <text:section text:style-name="Sect1" text:name="_r_eu_">
        <text:p text:style-name="P9"><text:soft-page-break/>jodi keu logged in obosthay thake tahole esob thakbe na,</text:p>
      </text:section>
      <text:p text:style-name="P7"><text:soft-page-break/><draw:frame draw:style-name="fr1" draw:name="Image29" text:anchor-type="as-char" svg:width="19.9898in" svg:height="10.7083in" draw:z-index="28"><draw:image xlink:href="https://chatgpt.com/backend-api/estuary/content?id=file_00000000cda07207b076917f9cc51600&amp;ts=494030&amp;p=fs&amp;cid=1&amp;sig=b47d908c6ca7dd05a8e78e50496cf080c52e15f41cb29ac1d888bbad3227134a&amp;v=0" xlink:type="simple" xlink:show="embed" xlink:actuate="onLoad"/><svg:title>image.png</svg:title></draw:frame></text:p>
      <text:p text:style-name="P7"><text:soft-page-break/><draw:frame draw:style-name="fr1" draw:name="Image30" text:anchor-type="as-char" svg:width="19.9583in" svg:height="9.5209in" draw:z-index="29"><draw:image xlink:href="https://chatgpt.com/backend-api/estuary/content?id=file_00000000ed247207ab1231665e13fd38&amp;ts=494030&amp;p=fs&amp;cid=1&amp;sig=0f89286303666dd92f86d2f3fd9b1facdc5ea0ca0c6bf369f819a8f474d687f3&amp;v=0" xlink:type="simple" xlink:show="embed" xlink:actuate="onLoad"/><svg:title>image.png</svg:title></draw:frame></text:p>
      <text:section text:style-name="Sect1" text:name="_r_f2_">
        <text:p text:style-name="P9"><text:soft-page-break/>admin panel er jonne 01.) privacy option thakbe na 02.) Home, HallDiningTokenSystem, Default screen e simple Admin panel layout thekbe jekhane just go to admin dashboard option thakbe 03.) 2nd image e dekhano esob kichu thakbe na, ui clean hote hobe</text:p>
      </text:section>
      <text:p text:style-name="P7"><text:soft-page-break/><draw:frame draw:style-name="fr1" draw:name="Image31" text:anchor-type="as-char" svg:width="19.9898in" svg:height="10.7917in" draw:z-index="30"><draw:image xlink:href="https://chatgpt.com/backend-api/estuary/content?id=file_0000000064a4720688b92cc99c7dcbf3&amp;ts=494030&amp;p=fs&amp;cid=1&amp;sig=51fe4292b77b9671d2b16e612a7193b39793c0b9d53ce58b7cf2f12d5ceef9af&amp;v=0" xlink:type="simple" xlink:show="embed" xlink:actuate="onLoad"/><svg:title>image.png</svg:title></draw:frame></text:p>
      <text:section text:style-name="Sect1" text:name="_r_f6_">
        <text:p text:style-name="P9"><text:soft-page-break/>why showing this</text:p>
      </text:section>
      <text:p text:style-name="P7"><text:soft-page-break/><draw:frame draw:style-name="fr1" draw:name="Image32" text:anchor-type="as-char" svg:width="19.9898in" svg:height="10.5937in" draw:z-index="31"><draw:image xlink:href="https://chatgpt.com/backend-api/estuary/content?id=file_0000000015007209bb2a6abeeccef562&amp;ts=494030&amp;p=fs&amp;cid=1&amp;sig=0febc89cde38b52599b139da5ed252489ae9814c4a3071e2b81811ebcf0842fd&amp;v=0" xlink:type="simple" xlink:show="embed" xlink:actuate="onLoad"/><svg:title>image.png</svg:title></draw:frame></text:p>
      <text:p text:style-name="P7"><text:soft-page-break/><draw:frame draw:style-name="fr1" draw:name="Image33" text:anchor-type="as-char" svg:width="19.9272in" svg:height="10.3437in" draw:z-index="32"><draw:image xlink:href="https://chatgpt.com/backend-api/estuary/content?id=file_00000000215071faa4e1cb9f6f10e849&amp;ts=494030&amp;p=fs&amp;cid=1&amp;sig=38d5abc072237702878b8187c91eb9490e5f2ef2694048929866f94a60e8e3fc&amp;v=0" xlink:type="simple" xlink:show="embed" xlink:actuate="onLoad"/><svg:title>image.png</svg:title></draw:frame></text:p>
      <text:section text:style-name="Sect1" text:name="_r_fa_">
        <text:p text:style-name="P9"><text:soft-page-break/>showing this exception</text:p>
      </text:section>
      <text:p text:style-name="P7"><text:soft-page-break/><draw:frame draw:style-name="fr1" draw:name="Image34" text:anchor-type="as-char" svg:width="19.9791in" svg:height="10.6146in" draw:z-index="33"><draw:image xlink:href="https://chatgpt.com/backend-api/estuary/content?id=file_00000000910871fab3ebde96cd06a55f&amp;ts=494030&amp;p=fs&amp;cid=1&amp;sig=c132e05210ac37fad2c29ac0b540d178dcf5c93b2e791e8312fdec236b483252&amp;v=0" xlink:type="simple" xlink:show="embed" xlink:actuate="onLoad"/><svg:title>image.png</svg:title></draw:frame></text:p>
      <text:p text:style-name="P7"><text:soft-page-break/><draw:frame draw:style-name="fr1" draw:name="Image35" text:anchor-type="as-char" svg:width="19.9791in" svg:height="10.6043in" draw:z-index="34"><draw:image xlink:href="https://chatgpt.com/backend-api/estuary/content?id=file_00000000d17871faabed918b87d632e7&amp;ts=494030&amp;p=fs&amp;cid=1&amp;sig=259f9b48188e64dfadc81ba4666dc7e5a37dac31b8097f8346feffa5e0226475&amp;v=0" xlink:type="simple" xlink:show="embed" xlink:actuate="onLoad"/><svg:title>image.png</svg:title></draw:frame></text:p>
      <text:p text:style-name="P7"><text:soft-page-break/><draw:frame draw:style-name="fr1" draw:name="Image36" text:anchor-type="as-char" svg:width="19.9898in" svg:height="10.6772in" draw:z-index="35"><draw:image xlink:href="https://chatgpt.com/backend-api/estuary/content?id=file_0000000053e47206816f67d694802cdd&amp;ts=494030&amp;p=fs&amp;cid=1&amp;sig=50a94621a3b909253a53cc142bf6a6f61280eec542498f32455f472f38886fc7&amp;v=0" xlink:type="simple" xlink:show="embed" xlink:actuate="onLoad"/><svg:title>image.png</svg:title></draw:frame></text:p>
      <text:section text:style-name="Sect1" text:name="_r_fg_">
        <text:p text:style-name="P9"><text:soft-page-break/>again showing this problem</text:p>
      </text:section>
      <text:p text:style-name="P7"><text:soft-page-break/><draw:frame draw:style-name="fr1" draw:name="Image37" text:anchor-type="as-char" svg:width="19.9898in" svg:height="10.6043in" draw:z-index="36"><draw:image xlink:href="https://chatgpt.com/backend-api/estuary/content?id=file_00000000eec472078bdcff6f0d3754e0&amp;ts=494030&amp;p=fs&amp;cid=1&amp;sig=11803c34a53c7d567f5ee24e6fbd8bd390cae4eb029e2c61bb78aa7fa8210f88&amp;v=0" xlink:type="simple" xlink:show="embed" xlink:actuate="onLoad"/><svg:title>image.png</svg:title></draw:frame></text:p>
      <text:section text:style-name="Sect1" text:name="_r_fk_">
        <text:p text:style-name="P9"><text:soft-page-break/>I inputed 20 and clicked confirm top up but it top uped 19.98</text:p>
      </text:section>
      <text:p text:style-name="Text_20_body"><text:soft-page-break/><draw:frame draw:style-name="fr1" draw:name="Image38" text:anchor-type="as-char" svg:width="4.3646in" svg:height="9.9583in" draw:z-index="37"><draw:image xlink:href="https://chatgpt.com/backend-api/estuary/content?id=file_00000000b59c71fab131f06cd73a02a6&amp;ts=494030&amp;p=fs&amp;cid=1&amp;sig=997f3695dac47375d74408c167d02db5d38f6f86a4dc9fd8ff64d4996a44585d&amp;v=0" xlink:type="simple" xlink:show="embed" xlink:actuate="onLoad"/><svg:title>image.png</svg:title></draw:frame></text:p>
      <text:p text:style-name="Text_20_body"><text:soft-page-break/>I found the real cause of the CashAdmin wallet top-up amount bug. Observation: When the mouse cursor is over the Amount input field and I scroll up/down, the amount changes automatically in fractional increments. This causes wrong top-up amounts like 20 becoming 19.98 or 15 becoming 14.98. Cause: The Amount field is rendered as an HTML number input, and browser mouse-wheel behavior changes the value while focused. Please fix only the CashAdmin TopUpWallet amount input behavior. Files to check: \- Views/CashAdmin/TopUpWallet.cshtml \- ViewModels/WalletTopUpViewModel.cs \- CashAdminController.cs \- WalletService.cs only if needed Requirements: 1\. Prevent mouse wheel from changing the Amount value. 2\. Prefer changing the Amount input from number input to text input: type="text" inputmode="decimal" autocomplete="off" 3\. Keep server-side validation for Amount. 4\. Amount must still bind to decimal model.Amount. 5\. If user enters 20, server must receive 20 exactly. 6\. If user enters 15, server must receive 15 exactly. 7\. Do not add any fee, charge, percentage, or adjustment. 8\. Do not use double or float. 9\. Use decimal only. 10\. Do not change database or migrations. 11\. Do not use BatchAdmin. 12\. Do not use Department or Batch. Also add a small JavaScript safety fix if needed to prevent wheel changes on number inputs. Explain what was causing the issue and what was changed.</text:p>
      <text:p text:style-name="P7"><text:soft-page-break/><draw:frame draw:style-name="fr1" draw:name="Image39" text:anchor-type="as-char" svg:width="19.9898in" svg:height="10.6252in" draw:z-index="38"><draw:image xlink:href="https://chatgpt.com/backend-api/estuary/content?id=file_00000000cfc8720b895b0265974f0126&amp;ts=494030&amp;p=fs&amp;cid=1&amp;sig=500d9ecb667226f59497359c19382cd0b2cafe5ec822cc3bf39c1cd6c25be1a9&amp;v=0" xlink:type="simple" xlink:show="embed" xlink:actuate="onLoad"/><svg:title>image.png</svg:title></draw:frame></text:p>
      <text:section text:style-name="Sect1" text:name="_r_fq_">
        <text:p text:style-name="P9"><text:soft-page-break/>after this prompt, showing this issue</text:p>
      </text:section>
      <text:p text:style-name="P7"><draw:frame draw:style-name="fr1" draw:name="Image40" text:anchor-type="as-char" svg:width="10.7811in" svg:height="1.3126in" draw:z-index="39"><draw:image xlink:href="https://chatgpt.com/backend-api/estuary/content?id=file_0000000041a871f88f54016d05c71479&amp;ts=494030&amp;p=fs&amp;cid=1&amp;sig=ee6fa2d1a8a5218ba4ba3ce1dda3c25158c3b02176619802d3df4dbc26bf45ed&amp;v=0" xlink:type="simple" xlink:show="embed" xlink:actuate="onLoad"/><svg:title>image.png</svg:title></draw:frame></text:p>
      <text:section text:style-name="Sect1" text:name="_r_fu_">
        <text:p text:style-name="P9">eikhane top up amount range integer rakho, kono fracctional top up valid hobe na</text:p>
      </text:section>
      <text:p text:style-name="P7"><draw:frame draw:style-name="fr1" draw:name="Image41" text:anchor-type="as-char" svg:width="17.5937in" svg:height="3.5209in" draw:z-index="40"><draw:image xlink:href="https://chatgpt.com/backend-api/estuary/content?id=file_00000000466471f89cb6d115bfbf8840&amp;ts=494030&amp;p=fs&amp;cid=1&amp;sig=e564f9229547943d1361c08f1e7a6c3a1f7fd464b0cdca9435ebb0a7212008a7&amp;v=0" xlink:type="simple" xlink:show="embed" xlink:actuate="onLoad"/><svg:title>image.png</svg:title></draw:frame></text:p>
      <text:section text:style-name="Sect1" text:name="_r_g2_">
        <text:p text:style-name="P9">okay, eibar Reports section ta functional korte hobe</text:p>
      </text:section>
      <text:p text:style-name="P7"><text:soft-page-break/><draw:frame draw:style-name="fr1" draw:name="Image42" text:anchor-type="as-char" svg:width="19.9898in" svg:height="10.6874in" draw:z-index="41"><draw:image xlink:href="https://chatgpt.com/backend-api/estuary/content?id=file_0000000075c0720bb59dc7c01852291e&amp;ts=494030&amp;p=fs&amp;cid=1&amp;sig=a8371fd89c3827afcdf302fa72deec4089e865c8637a68d03fbbee06576a1e1d&amp;v=0" xlink:type="simple" xlink:show="embed" xlink:actuate="onLoad"/><svg:title>image.png</svg:title></draw:frame></text:p>
      <text:p text:style-name="P7"><text:soft-page-break/><draw:frame draw:style-name="fr1" draw:name="Image43" text:anchor-type="as-char" svg:width="19.9583in" svg:height="10.6665in" draw:z-index="42"><draw:image xlink:href="https://chatgpt.com/backend-api/estuary/content?id=file_0000000099f0720b94ff6769b3b344ec&amp;ts=494030&amp;p=fs&amp;cid=1&amp;sig=291da1e3cc9cdbfc99fd49b4ea29ea5fbc820176ce8b5d3710e90e99ba2f9745&amp;v=0" xlink:type="simple" xlink:show="embed" xlink:actuate="onLoad"/><svg:title>image.png</svg:title></draw:frame></text:p>
      <text:section text:style-name="Sect1" text:name="_r_g6_">
        <text:p text:style-name="P9"><text:soft-page-break/>dui jaygay dui report result dekhacche</text:p>
      </text:section>
      <text:p text:style-name="P7"><draw:frame draw:style-name="fr1" draw:name="Image44" text:anchor-type="as-char" svg:width="3.1874in" svg:height="1.3646in" draw:z-index="43"><draw:image xlink:href="https://chatgpt.com/backend-api/estuary/content?id=file_0000000001987207b0b19f78b1970faa&amp;ts=494030&amp;p=fs&amp;cid=1&amp;sig=91ccfca166e1b35bd48d1a512bae13ac09efcde648b12814219ec076f844ed74&amp;v=0" xlink:type="simple" xlink:show="embed" xlink:actuate="onLoad"/><svg:title>image.png</svg:title></draw:frame></text:p>
      <text:p text:style-name="P7"><text:soft-page-break/><draw:frame draw:style-name="fr1" draw:name="Image45" text:anchor-type="as-char" svg:width="19.9583in" svg:height="10.6043in" draw:z-index="44"><draw:image xlink:href="https://chatgpt.com/backend-api/estuary/content?id=file_00000000de2072099fb8d8763b7fc946&amp;ts=494030&amp;p=fs&amp;cid=1&amp;sig=99833ce085e89632edad5c936b7039210f8c05f9e7501117119d79868cb7fdee&amp;v=0" xlink:type="simple" xlink:show="embed" xlink:actuate="onLoad"/><svg:title>image.png</svg:title></draw:frame></text:p>
      <text:section text:style-name="Sect1" text:name="_r_ga_">
        <text:p text:style-name="P9"><text:soft-page-break/>ami chacchilam nav-bar e HallDiningTokenSystem er jonne o dashboard ta e dekhabe. R shudhu Dashboard na likhe CashAdmin Dashboard dekhale valo</text:p>
      </text:section>
      <text:p text:style-name="P7"><text:soft-page-break/><draw:frame draw:style-name="fr1" draw:name="Image46" text:anchor-type="as-char" svg:width="19.9898in" svg:height="10.8335in" draw:z-index="45"><draw:image xlink:href="https://chatgpt.com/backend-api/estuary/content?id=file_0000000093d87209a8c53306ec659cd4&amp;ts=494030&amp;p=fs&amp;cid=1&amp;sig=a915753ecd5183a4812d5fb05944d56e91f9fb0cdac4c3adc47f1f168d80298e&amp;v=0" xlink:type="simple" xlink:show="embed" xlink:actuate="onLoad"/><svg:title>image.png</svg:title></draw:frame></text:p>
      <text:p text:style-name="P7"><text:soft-page-break/><draw:frame draw:style-name="fr1" draw:name="Image47" text:anchor-type="as-char" svg:width="19.9898in" svg:height="10.6874in" draw:z-index="46"><draw:image xlink:href="https://chatgpt.com/backend-api/estuary/content?id=file_00000000f4c472078c18e8c575231144&amp;ts=494030&amp;p=fs&amp;cid=1&amp;sig=4eddf062a391d0585da8ede2e86c644fdceda985a5227dc2d21d6cc1fb5c9bd1&amp;v=0" xlink:type="simple" xlink:show="embed" xlink:actuate="onLoad"/><svg:title>image.png</svg:title></draw:frame></text:p>
      <text:section text:style-name="Sect1" text:name="_r_ge_">
        <text:p text:style-name="P9"><text:soft-page-break/>ekhon tahole aprove functionality implement korte hobe</text:p>
      </text:section>
      <text:p text:style-name="Text_20_body">হ্যাঁ, এখন <text:span text:style-name="Strong_20_Emphasis">SuperAdmin Approve functionality</text:span> ঠিক করতে হবে।</text:p>
      <text:p text:style-name="Text_20_body">তোমার screenshot অনুযায়ী modal থেকে approve submit করার পর URL যাচ্ছে:</text:p>
      <text:section text:style-name="Sect2" text:name="Section4">
        <text:p text:style-name="P2"><text:bookmark text:name="code-block-viewer Copy 3"/><text:span text:style-name="Source_20_Text">/Admin/ApproveSettlement</text:span></text:p>
      </text:section>
      <text:p text:style-name="Text_20_body">আর result:</text:p>
      <text:section text:style-name="Sect2" text:name="Section5">
        <text:p text:style-name="P2"><text:bookmark text:name="code-block-viewer Copy 4"/><text:span text:style-name="Source_20_Text">HTTP ERROR 400</text:span></text:p>
      </text:section>
      <text:p text:style-name="Text_20_body">এটা সাধারণত হয় যখন:</text:p>
      <text:section text:style-name="Sect2" text:name="Section6">
        <text:p text:style-name="P1"><text:bookmark text:name="code-block-viewer Copy 5"/><text:span text:style-name="Source_20_Text">POST action AntiForgeryToken পাচ্ছে না</text:span></text:p>
        <text:p text:style-name="Preformatted_20_Text"><text:span text:style-name="Source_20_Text">request id form থেকে যাচ্ছে না</text:span></text:p>
        <text:p text:style-name="Preformatted_20_Text"><text:span text:style-name="Source_20_Text">form method/action ঠিক না</text:span></text:p>
        <text:p text:style-name="Preformatted_20_Text"><text:span text:style-name="Source_20_Text">controller action parameter mismatch</text:span></text:p>
        <text:p text:style-name="Preformatted_20_Text"><text:span text:style-name="Source_20_Text">Approve button form-এর বাইরে</text:span></text:p>
        <text:p text:style-name="P3"><text:span text:style-name="Source_20_Text">modal form missing hidden input</text:span></text:p>
      </text:section>
      <text:p text:style-name="Horizontal_20_Line"/>
      <text:h text:style-name="Heading_20_1" text:outline-level="1">Copilot prompt দাও</text:h>
      <text:p text:style-name="Text_20_body">Copilot Chat-এ এটা paste করো:</text:p>
      <text:section text:style-name="Sect2" text:name="Section7">
        <text:p text:style-name="P1"><text:bookmark text:name="code-block-viewer Copy 6"/><text:span text:style-name="Source_20_Text">I am implementing SuperAdmin settlement request approval.</text:span></text:p>
        <text:p text:style-name="Preformatted_20_Text"><text:span text:style-name="Source_20_Text">Problem:</text:span></text:p>
        <text:p text:style-name="Preformatted_20_Text"><text:span text:style-name="Source_20_Text">From /Admin/SettlementRequests, I click Approve on a pending request.</text:span></text:p>
        <text:p text:style-name="Preformatted_20_Text"><text:span text:style-name="Source_20_Text">A modal opens.</text:span></text:p>
        <text:p text:style-name="Preformatted_20_Text"><text:span text:style-name="Source_20_Text">When I click Approve Request, browser goes to /Admin/ApproveSettlement and shows HTTP ERROR 400.</text:span></text:p>
        <text:p text:style-name="Preformatted_20_Text"><text:span text:style-name="Source_20_Text">Please fix only the settlement request approve/reject flow.</text:span></text:p>
        <text:p text:style-name="Preformatted_20_Text"><text:span text:style-name="Source_20_Text">Files to check:</text:span></text:p>
        <text:p text:style-name="Preformatted_20_Text"><text:span text:style-name="Source_20_Text">- Controllers/AdminController.cs</text:span></text:p>
        <text:p text:style-name="Preformatted_20_Text"><text:span text:style-name="Source_20_Text">- Views/Admin/SettlementRequests.cshtml</text:span></text:p>
        <text:p text:style-name="Preformatted_20_Text"><text:span text:style-name="Source_20_Text">- Models/CashSettlementRequest.cs</text:span></text:p>
        <text:p text:style-name="Preformatted_20_Text"><text:span text:style-name="Source_20_Text">- Models/CashSettlement.cs</text:span></text:p>
        <text:p text:style-name="Preformatted_20_Text"><text:span text:style-name="Source_20_Text">Requirements:</text:span></text:p>
        <text:p text:style-name="Preformatted_20_Text"><text:span text:style-name="Source_20_Text">1. Approval must be a POST action, not GET.</text:span></text:p>
        <text:p text:style-name="Preformatted_20_Text"><text:span text:style-name="Source_20_Text">2. The approve form inside the modal must include:</text:span></text:p>
        <text:p text:style-name="Preformatted_20_Text"><text:span text:style-name="Source_20_Text"><text:s text:c="3"/>- method="post"</text:span></text:p>
        <text:p text:style-name="Preformatted_20_Text"><text:span text:style-name="Source_20_Text"><text:s text:c="3"/>- asp-controller="Admin"</text:span></text:p>
        <text:p text:style-name="Preformatted_20_Text"><text:span text:style-name="Source_20_Text"><text:s text:c="3"/>- asp-action="ApproveSettlement"</text:span></text:p>
        <text:p text:style-name="Preformatted_20_Text"><text:span text:style-name="Source_20_Text"><text:s text:c="3"/>- anti-forgery token</text:span></text:p>
        <text:p text:style-name="Preformatted_20_Text"><text:span text:style-name="Source_20_Text"><text:s text:c="3"/>- hidden input for requestId</text:span></text:p>
        <text:p text:style-name="Preformatted_20_Text"><text:span text:style-name="Source_20_Text"><text:s text:c="3"/>- adminNote textarea</text:span></text:p>
        <text:p text:style-name="Preformatted_20_Text"><text:span text:style-name="Source_20_Text">3. Reject form should also be POST with anti-forgery token and requestId.</text:span></text:p>
        <text:p text:style-name="Preformatted_20_Text"><text:span text:style-name="Source_20_Text">4. AdminController should have:</text:span></text:p>
        <text:p text:style-name="Preformatted_20_Text"><text:span text:style-name="Source_20_Text"><text:s text:c="3"/>[HttpPost]</text:span></text:p>
        <text:p text:style-name="Preformatted_20_Text"><text:span text:style-name="Source_20_Text"><text:s text:c="3"/>[ValidateAntiForgeryToken]</text:span></text:p>
        <text:p text:style-name="Preformatted_20_Text"><text:span text:style-name="Source_20_Text"><text:s text:c="3"/>[Authorize(Roles = "SuperAdmin")]</text:span></text:p>
        <text:p text:style-name="Preformatted_20_Text"><text:span text:style-name="Source_20_Text"><text:s text:c="3"/>public async Task&lt;IActionResult&gt; ApproveSettlement(int requestId, string? adminNote)</text:span></text:p>
        <text:p text:style-name="Preformatted_20_Text"><text:span text:style-name="Source_20_Text">5. Approve logic:</text:span></text:p>
        <text:p text:style-name="Preformatted_20_Text"><text:span text:style-name="Source_20_Text"><text:s text:c="3"/>- Find CashSettlementRequest by requestId</text:span></text:p>
        <text:p text:style-name="Preformatted_20_Text"><text:span text:style-name="Source_20_Text"><text:s text:c="3"/>- Include CashAdmin if needed</text:span></text:p>
        <text:p text:style-name="Preformatted_20_Text"><text:span text:style-name="Source_20_Text"><text:s text:c="3"/>- Ensure request exists</text:span></text:p>
        <text:p text:style-name="Preformatted_20_Text"><text:span text:style-name="Source_20_Text"><text:s text:c="3"/>- Ensure request.Status == "Pending"</text:span></text:p>
        <text:p text:style-name="Preformatted_20_Text"><text:soft-page-break/><text:span text:style-name="Source_20_Text"><text:s text:c="3"/>- Get current SuperAdmin id</text:span></text:p>
        <text:p text:style-name="Preformatted_20_Text"><text:span text:style-name="Source_20_Text"><text:s text:c="3"/>- Create CashSettlement:</text:span></text:p>
        <text:p text:style-name="Preformatted_20_Text"><text:span text:style-name="Source_20_Text"><text:s text:c="5"/>CashAdminId = request.CashAdminId</text:span></text:p>
        <text:p text:style-name="Preformatted_20_Text"><text:span text:style-name="Source_20_Text"><text:s text:c="5"/>Amount = request.Amount</text:span></text:p>
        <text:p text:style-name="Preformatted_20_Text"><text:span text:style-name="Source_20_Text"><text:s text:c="5"/>ReceivedByAdminId = current admin id</text:span></text:p>
        <text:p text:style-name="Preformatted_20_Text"><text:span text:style-name="Source_20_Text"><text:s text:c="5"/>Note = adminNote ?? request.RequestNote</text:span></text:p>
        <text:p text:style-name="Preformatted_20_Text"><text:span text:style-name="Source_20_Text"><text:s text:c="5"/>SettlementDate = DateTime.Now</text:span></text:p>
        <text:p text:style-name="Preformatted_20_Text"><text:span text:style-name="Source_20_Text"><text:s text:c="3"/>- Save CashSettlement</text:span></text:p>
        <text:p text:style-name="Preformatted_20_Text"><text:span text:style-name="Source_20_Text"><text:s text:c="3"/>- Update request:</text:span></text:p>
        <text:p text:style-name="Preformatted_20_Text"><text:span text:style-name="Source_20_Text"><text:s text:c="5"/>Status = "Approved"</text:span></text:p>
        <text:p text:style-name="Preformatted_20_Text"><text:span text:style-name="Source_20_Text"><text:s text:c="5"/>ReviewedByAdminId = current admin id</text:span></text:p>
        <text:p text:style-name="Preformatted_20_Text"><text:span text:style-name="Source_20_Text"><text:s text:c="5"/>ReviewedAt = DateTime.Now</text:span></text:p>
        <text:p text:style-name="Preformatted_20_Text"><text:span text:style-name="Source_20_Text"><text:s text:c="5"/>AdminNote = adminNote</text:span></text:p>
        <text:p text:style-name="Preformatted_20_Text"><text:span text:style-name="Source_20_Text"><text:s text:c="5"/>CashSettlementId = settlement.Id</text:span></text:p>
        <text:p text:style-name="Preformatted_20_Text"><text:span text:style-name="Source_20_Text"><text:s text:c="3"/>- Save changes</text:span></text:p>
        <text:p text:style-name="Preformatted_20_Text"><text:span text:style-name="Source_20_Text"><text:s text:c="3"/>- TempData success message</text:span></text:p>
        <text:p text:style-name="Preformatted_20_Text"><text:span text:style-name="Source_20_Text"><text:s text:c="3"/>- RedirectToAction("SettlementRequests")</text:span></text:p>
        <text:p text:style-name="Preformatted_20_Text"><text:span text:style-name="Source_20_Text">6. Reject action:</text:span></text:p>
        <text:p text:style-name="Preformatted_20_Text"><text:span text:style-name="Source_20_Text"><text:s text:c="3"/>[HttpPost]</text:span></text:p>
        <text:p text:style-name="Preformatted_20_Text"><text:span text:style-name="Source_20_Text"><text:s text:c="3"/>[ValidateAntiForgeryToken]</text:span></text:p>
        <text:p text:style-name="Preformatted_20_Text"><text:span text:style-name="Source_20_Text"><text:s text:c="3"/>public async Task&lt;IActionResult&gt; RejectSettlement(int requestId, string? adminNote)</text:span></text:p>
        <text:p text:style-name="Preformatted_20_Text"><text:span text:style-name="Source_20_Text">7. Use BDT currency format ৳amount.ToString("N2")</text:span></text:p>
        <text:p text:style-name="Preformatted_20_Text"><text:span text:style-name="Source_20_Text">8. Do not use ToString("C")</text:span></text:p>
        <text:p text:style-name="Preformatted_20_Text"><text:span text:style-name="Source_20_Text">9. Do not use Indian Rupee symbol</text:span></text:p>
        <text:p text:style-name="Preformatted_20_Text"><text:span text:style-name="Source_20_Text">10. Do not use BatchAdmin</text:span></text:p>
        <text:p text:style-name="Preformatted_20_Text"><text:span text:style-name="Source_20_Text">11. Do not use Department or Batch</text:span></text:p>
        <text:p text:style-name="Preformatted_20_Text"><text:span text:style-name="Source_20_Text">12. Do not change database schema or migrations unless absolutely necessary.</text:span></text:p>
        <text:p text:style-name="P3"><text:span text:style-name="Source_20_Text">Explain why HTTP 400 happened and what was fixed.</text:span></text:p>
      </text:section>
      <text:p text:style-name="Horizontal_20_Line"/>
      <text:h text:style-name="Heading_20_1" text:outline-level="1">Expected Approve form</text:h>
      <text:p text:style-name="Text_20_body"><text:span text:style-name="Source_20_Text">Views/Admin/SettlementRequests.cshtml</text:span> modal-এর ভিতরে approve form এমন হওয়া উচিত:</text:p>
      <text:section text:style-name="Sect2" text:name="Section8">
        <text:p text:style-name="P1"><text:bookmark text:name="code-block-viewer Copy 7"/><text:span text:style-name="Source_20_Text">&lt;form asp-controller="Admin" asp-action="ApproveSettlement" method="post"&gt;</text:span></text:p>
        <text:p text:style-name="Preformatted_20_Text"><text:span text:style-name="Source_20_Text"><text:s text:c="4"/>@Html.AntiForgeryToken()</text:span></text:p>
        <text:p text:style-name="Preformatted_20_Text"><text:span text:style-name="Source_20_Text"><text:s text:c="4"/>&lt;input type="hidden" name="requestId" value="@request.Id" /&gt;</text:span></text:p>
        <text:p text:style-name="Preformatted_20_Text"><text:span text:style-name="Source_20_Text"><text:s text:c="4"/>&lt;div class="mb-3"&gt;</text:span></text:p>
        <text:p text:style-name="Preformatted_20_Text"><text:span text:style-name="Source_20_Text"><text:s text:c="8"/>&lt;label class="form-label"&gt;Admin Note (Optional)&lt;/label&gt;</text:span></text:p>
        <text:p text:style-name="Preformatted_20_Text"><text:span text:style-name="Source_20_Text"><text:s text:c="8"/>&lt;textarea name="adminNote" class="form-control"&gt;&lt;/textarea&gt;</text:span></text:p>
        <text:p text:style-name="Preformatted_20_Text"><text:span text:style-name="Source_20_Text"><text:s text:c="4"/>&lt;/div&gt;</text:span></text:p>
        <text:p text:style-name="Preformatted_20_Text"><text:span text:style-name="Source_20_Text"><text:s text:c="4"/>&lt;button type="button" class="btn btn-secondary" data-bs-dismiss="modal"&gt;</text:span></text:p>
        <text:p text:style-name="Preformatted_20_Text"><text:span text:style-name="Source_20_Text"><text:s text:c="8"/>Cancel</text:span></text:p>
        <text:p text:style-name="Preformatted_20_Text"><text:span text:style-name="Source_20_Text"><text:s text:c="4"/>&lt;/button&gt;</text:span></text:p>
        <text:p text:style-name="Preformatted_20_Text"><text:span text:style-name="Source_20_Text"><text:s text:c="4"/>&lt;button type="submit" class="btn btn-success"&gt;</text:span></text:p>
        <text:p text:style-name="Preformatted_20_Text"><text:span text:style-name="Source_20_Text"><text:s text:c="8"/>Approve Request</text:span></text:p>
        <text:p text:style-name="Preformatted_20_Text"><text:span text:style-name="Source_20_Text"><text:s text:c="4"/>&lt;/button&gt;</text:span></text:p>
        <text:p text:style-name="P3"><text:span text:style-name="Source_20_Text">&lt;/form&gt;</text:span></text:p>
      </text:section>
      <text:p text:style-name="Text_20_body">Important:</text:p>
      <text:section text:style-name="Sect2" text:name="Section9">
        <text:p text:style-name="P2"><text:bookmark text:name="code-block-viewer Copy 8"/><text:span text:style-name="Source_20_Text">name="requestId"</text:span></text:p>
      </text:section>
      <text:p text:style-name="Text_20_body">এটা controller parameter-এর সাথে match করতে হবে:</text:p>
      <text:section text:style-name="Sect2" text:name="Section10">
        <text:p text:style-name="P2"><text:bookmark text:name="code-block-viewer Copy 9"/><text:span text:style-name="Source_20_Text">ApproveSettlement(int requestId, string? adminNote)</text:span></text:p>
      </text:section>
      <text:p text:style-name="Text_20_body"><text:soft-page-break/>যদি hidden input হয়:</text:p>
      <text:section text:style-name="Sect2" text:name="Section11">
        <text:p text:style-name="P2"><text:bookmark text:name="code-block-viewer Copy 10"/><text:span text:style-name="Source_20_Text">&lt;input type="hidden" name="id" value="@request.Id" /&gt;</text:span></text:p>
      </text:section>
      <text:p text:style-name="Text_20_body">তাহলে action parameter হতে হবে:</text:p>
      <text:section text:style-name="Sect2" text:name="Section12">
        <text:p text:style-name="P2"><text:bookmark text:name="code-block-viewer Copy 11"/><text:span text:style-name="Source_20_Text">ApproveSettlement(int id, string? adminNote)</text:span></text:p>
      </text:section>
      <text:p text:style-name="Text_20_body">Parameter mismatch হলেও problem হতে পারে।</text:p>
      <text:p text:style-name="Horizontal_20_Line"/>
      <text:h text:style-name="Heading_20_1" text:outline-level="1">Expected AdminController action</text:h>
      <text:p text:style-name="Text_20_body"><text:span text:style-name="Source_20_Text">AdminController.cs</text:span>-এ এমন action থাকা উচিত:</text:p>
      <text:section text:style-name="Sect2" text:name="Section13">
        <text:p text:style-name="P1"><text:bookmark text:name="code-block-viewer Copy 12"/><text:span text:style-name="Source_20_Text">[HttpPost]</text:span></text:p>
        <text:p text:style-name="Preformatted_20_Text"><text:span text:style-name="Source_20_Text">[ValidateAntiForgeryToken]</text:span></text:p>
        <text:p text:style-name="Preformatted_20_Text"><text:span text:style-name="Source_20_Text">[Authorize(Roles = "SuperAdmin")]</text:span></text:p>
        <text:p text:style-name="Preformatted_20_Text"><text:span text:style-name="Source_20_Text">public async Task&lt;IActionResult&gt; ApproveSettlement(int requestId, string? adminNote)</text:span></text:p>
        <text:p text:style-name="Preformatted_20_Text"><text:span text:style-name="Source_20_Text">{</text:span></text:p>
        <text:p text:style-name="Preformatted_20_Text"><text:span text:style-name="Source_20_Text"><text:s text:c="4"/>var request = await _context.CashSettlementRequests</text:span></text:p>
        <text:p text:style-name="Preformatted_20_Text"><text:span text:style-name="Source_20_Text"><text:s text:c="8"/>.FirstOrDefaultAsync(r =&gt; r.Id == requestId);</text:span></text:p>
        <text:p text:style-name="Preformatted_20_Text"><text:span text:style-name="Source_20_Text"><text:s text:c="4"/>if (request == null)</text:span></text:p>
        <text:p text:style-name="Preformatted_20_Text"><text:span text:style-name="Source_20_Text"><text:s text:c="4"/>{</text:span></text:p>
        <text:p text:style-name="Preformatted_20_Text"><text:span text:style-name="Source_20_Text"><text:s text:c="8"/>TempData["Error"] = "Settlement request not found.";</text:span></text:p>
        <text:p text:style-name="Preformatted_20_Text"><text:span text:style-name="Source_20_Text"><text:s text:c="8"/>return RedirectToAction(nameof(SettlementRequests));</text:span></text:p>
        <text:p text:style-name="Preformatted_20_Text"><text:span text:style-name="Source_20_Text"><text:s text:c="4"/>}</text:span></text:p>
        <text:p text:style-name="Preformatted_20_Text"><text:span text:style-name="Source_20_Text"><text:s text:c="4"/>if (request.Status != "Pending")</text:span></text:p>
        <text:p text:style-name="Preformatted_20_Text"><text:span text:style-name="Source_20_Text"><text:s text:c="4"/>{</text:span></text:p>
        <text:p text:style-name="Preformatted_20_Text"><text:span text:style-name="Source_20_Text"><text:s text:c="8"/>TempData["Error"] = "Only pending settlement requests can be approved.";</text:span></text:p>
        <text:p text:style-name="Preformatted_20_Text"><text:span text:style-name="Source_20_Text"><text:s text:c="8"/>return RedirectToAction(nameof(SettlementRequests));</text:span></text:p>
        <text:p text:style-name="Preformatted_20_Text"><text:span text:style-name="Source_20_Text"><text:s text:c="4"/>}</text:span></text:p>
        <text:p text:style-name="Preformatted_20_Text"><text:span text:style-name="Source_20_Text"><text:s text:c="4"/>var adminId = _userManager.GetUserId(User);</text:span></text:p>
        <text:p text:style-name="Preformatted_20_Text"><text:span text:style-name="Source_20_Text"><text:s text:c="4"/>if (string.IsNullOrWhiteSpace(adminId))</text:span></text:p>
        <text:p text:style-name="Preformatted_20_Text"><text:span text:style-name="Source_20_Text"><text:s text:c="4"/>{</text:span></text:p>
        <text:p text:style-name="Preformatted_20_Text"><text:span text:style-name="Source_20_Text"><text:s text:c="8"/>return Unauthorized();</text:span></text:p>
        <text:p text:style-name="Preformatted_20_Text"><text:span text:style-name="Source_20_Text"><text:s text:c="4"/>}</text:span></text:p>
        <text:p text:style-name="Preformatted_20_Text"><text:span text:style-name="Source_20_Text"><text:s text:c="4"/>var settlement = new CashSettlement</text:span></text:p>
        <text:p text:style-name="Preformatted_20_Text"><text:span text:style-name="Source_20_Text"><text:s text:c="4"/>{</text:span></text:p>
        <text:p text:style-name="Preformatted_20_Text"><text:span text:style-name="Source_20_Text"><text:s text:c="8"/>CashAdminId = request.CashAdminId,</text:span></text:p>
        <text:p text:style-name="Preformatted_20_Text"><text:span text:style-name="Source_20_Text"><text:s text:c="8"/>Amount = request.Amount,</text:span></text:p>
        <text:p text:style-name="Preformatted_20_Text"><text:span text:style-name="Source_20_Text"><text:s text:c="8"/>ReceivedByAdminId = adminId,</text:span></text:p>
        <text:p text:style-name="Preformatted_20_Text"><text:span text:style-name="Source_20_Text"><text:s text:c="8"/>Note = string.IsNullOrWhiteSpace(adminNote) ? request.RequestNote : adminNote,</text:span></text:p>
        <text:p text:style-name="Preformatted_20_Text"><text:span text:style-name="Source_20_Text"><text:s text:c="8"/>SettlementDate = DateTime.Now</text:span></text:p>
        <text:p text:style-name="Preformatted_20_Text"><text:span text:style-name="Source_20_Text"><text:s text:c="4"/>};</text:span></text:p>
        <text:p text:style-name="Preformatted_20_Text"><text:span text:style-name="Source_20_Text"><text:s text:c="4"/>_context.CashSettlements.Add(settlement);</text:span></text:p>
        <text:p text:style-name="Preformatted_20_Text"><text:span text:style-name="Source_20_Text"><text:s text:c="4"/>await _context.SaveChangesAsync();</text:span></text:p>
        <text:p text:style-name="Preformatted_20_Text"><text:span text:style-name="Source_20_Text"><text:s text:c="4"/>request.Status = "Approved";</text:span></text:p>
        <text:p text:style-name="Preformatted_20_Text"><text:span text:style-name="Source_20_Text"><text:s text:c="4"/>request.ReviewedByAdminId = adminId;</text:span></text:p>
        <text:p text:style-name="Preformatted_20_Text"><text:span text:style-name="Source_20_Text"><text:s text:c="4"/>request.ReviewedAt = DateTime.Now;</text:span></text:p>
        <text:p text:style-name="Preformatted_20_Text"><text:span text:style-name="Source_20_Text"><text:s text:c="4"/>request.AdminNote = adminNote;</text:span></text:p>
        <text:p text:style-name="Preformatted_20_Text"><text:span text:style-name="Source_20_Text"><text:s text:c="4"/>request.CashSettlementId = settlement.Id;</text:span></text:p>
        <text:p text:style-name="Preformatted_20_Text"><text:span text:style-name="Source_20_Text"><text:s text:c="4"/>await _context.SaveChangesAsync();</text:span></text:p>
        <text:p text:style-name="Preformatted_20_Text"><text:span text:style-name="Source_20_Text"><text:s text:c="4"/>TempData["Success"] = $"Settlement request approved for ৳{request.Amount:N2}.";</text:span></text:p>
        <text:p text:style-name="Preformatted_20_Text"><text:span text:style-name="Source_20_Text"><text:s text:c="4"/>return RedirectToAction(nameof(SettlementRequests));</text:span></text:p>
        <text:p text:style-name="P3"><text:span text:style-name="Source_20_Text">}</text:span></text:p>
      </text:section>
      <text:p text:style-name="Horizontal_20_Line"><text:soft-page-break/></text:p>
      <text:h text:style-name="Heading_20_1" text:outline-level="1">HTTP 400 কেন হচ্ছে?</text:h>
      <text:p text:style-name="Text_20_body">Most likely:</text:p>
      <text:section text:style-name="Sect2" text:name="Section14">
        <text:p text:style-name="P1"><text:bookmark text:name="code-block-viewer Copy 13"/><text:span text:style-name="Source_20_Text">[ValidateAntiForgeryToken] আছে</text:span></text:p>
        <text:p text:style-name="P3"><text:span text:style-name="Source_20_Text">কিন্তু modal form-এ @Html.AntiForgeryToken() নেই</text:span></text:p>
      </text:section>
      <text:p text:style-name="Text_20_body">অথবা:</text:p>
      <text:section text:style-name="Sect2" text:name="Section15">
        <text:p text:style-name="P1"><text:bookmark text:name="code-block-viewer Copy 14"/><text:span text:style-name="Source_20_Text">form post action ঠিক না</text:span></text:p>
        <text:p text:style-name="P3"><text:span text:style-name="Source_20_Text">requestId hidden input submit হচ্ছে না</text:span></text:p>
      </text:section>
      <text:p text:style-name="Text_20_body">ASP.NET Core anti-forgery validation fail করলে অনেক সময় direct 400 দেখায়।</text:p>
      <text:p text:style-name="Horizontal_20_Line"/>
      <text:h text:style-name="Heading_20_1" text:outline-level="1">Test order</text:h>
      <text:list text:style-name="L3">
        <text:list-item>
          <text:p text:style-name="P10">SuperAdmin login: </text:p>
        </text:list-item>
      </text:list>
      <text:section text:style-name="Sect2" text:name="Section16">
        <text:p text:style-name="P1"><text:bookmark text:name="code-block-viewer Copy 15"/><text:span text:style-name="Source_20_Text">superadmin@test.com</text:span></text:p>
        <text:p text:style-name="P3"><text:span text:style-name="Source_20_Text">Test@123</text:span></text:p>
      </text:section>
      <text:list text:style-name="L4">
        <text:list-item>
          <text:p text:style-name="P12">Navbar → Settlement Requests </text:p>
        </text:list-item>
        <text:list-item>
          <text:p text:style-name="P12">Pending request-এর Approve click </text:p>
        </text:list-item>
        <text:list-item>
          <text:p text:style-name="P11">Admin note দাও: </text:p>
        </text:list-item>
      </text:list>
      <text:section text:style-name="Sect2" text:name="Section17">
        <text:p text:style-name="P2"><text:bookmark text:name="code-block-viewer Copy 16"/><text:span text:style-name="Source_20_Text">Cash received.</text:span></text:p>
      </text:section>
      <text:list text:style-name="L5">
        <text:list-item>
          <text:p text:style-name="P13">Approve Request click </text:p>
        </text:list-item>
      </text:list>
      <text:p text:style-name="Text_20_body">Expected:</text:p>
      <text:section text:style-name="Sect2" text:name="Section18">
        <text:p text:style-name="P2"><text:bookmark text:name="code-block-viewer Copy 17"/><text:span text:style-name="Source_20_Text">Settlement request approved for ৳64.00.</text:span></text:p>
      </text:section>
      <text:list text:style-name="L6">
        <text:list-item>
          <text:p text:style-name="P14">Same request আর Pending table-এ থাকবে না অথবা status Approved দেখাবে। </text:p>
        </text:list-item>
      </text:list>
      <text:p text:style-name="Horizontal_20_Line"/>
      <text:h text:style-name="Heading_20_1" text:outline-level="1">SSMS verify</text:h>
      <text:section text:style-name="Sect2" text:name="Section19">
        <text:p text:style-name="P1"><text:bookmark text:name="code-block-viewer Copy 18"/><text:span text:style-name="Source_20_Text">SELECT *</text:span></text:p>
        <text:p text:style-name="Preformatted_20_Text"><text:span text:style-name="Source_20_Text">FROM CashSettlementRequests</text:span></text:p>
        <text:p text:style-name="Preformatted_20_Text"><text:span text:style-name="Source_20_Text">ORDER BY RequestedAt DESC;</text:span></text:p>
        <text:p text:style-name="Preformatted_20_Text"><text:span text:style-name="Source_20_Text">SELECT *</text:span></text:p>
        <text:p text:style-name="Preformatted_20_Text"><text:span text:style-name="Source_20_Text">FROM CashSettlements</text:span></text:p>
        <text:p text:style-name="P3"><text:span text:style-name="Source_20_Text">ORDER BY SettlementDate DESC;</text:span></text:p>
      </text:section>
      <text:p text:style-name="Text_20_body">Expected:</text:p>
      <text:section text:style-name="Sect2" text:name="Section20">
        <text:p text:style-name="P1"><text:bookmark text:name="code-block-viewer Copy 19"/><text:span text:style-name="Source_20_Text">CashSettlementRequests.Status = Approved</text:span></text:p>
        <text:p text:style-name="Preformatted_20_Text"><text:span text:style-name="Source_20_Text">CashSettlementRequests.CashSettlementId has value</text:span></text:p>
        <text:p text:style-name="P3"><text:soft-page-break/><text:span text:style-name="Source_20_Text">CashSettlements table has new confirmed settlement row</text:span></text:p>
      </text:section>
      <text:p text:style-name="Horizontal_20_Line"/>
      <text:p text:style-name="Text_20_body">Fix হয়ে গেলে commit দাও:</text:p>
      <text:section text:style-name="Sect2" text:name="Section21">
        <text:p text:style-name="P2"><text:bookmark text:name="code-block-viewer Copy 20"/><text:span text:style-name="Source_20_Text">Implement SuperAdmin settlement request approval</text:span></text:p>
      </text:section>
      <text:section text:style-name="Sect1" text:name="_r_i0_">
        <text:p text:style-name="P9">Super admin er report implement kora jak, naki?</text:p>
      </text:section>
      <text:p text:style-name="Text_20_body">হ্যাঁ, এবার <text:span text:style-name="Strong_20_Emphasis">SuperAdmin Report</text:span> implement করাই perfect next step। কারণ এখন system-এ data আছে:</text:p>
      <text:section text:style-name="Sect2" text:name="Section22">
        <text:p text:style-name="P1"><text:bookmark text:name="code-block-viewer Copy 21"/><text:span text:style-name="Source_20_Text">MealSessions</text:span></text:p>
        <text:p text:style-name="Preformatted_20_Text"><text:span text:style-name="Source_20_Text">Wallets</text:span></text:p>
        <text:p text:style-name="Preformatted_20_Text"><text:span text:style-name="Source_20_Text">WalletTransactions</text:span></text:p>
        <text:p text:style-name="Preformatted_20_Text"><text:span text:style-name="Source_20_Text">CashCollections</text:span></text:p>
        <text:p text:style-name="Preformatted_20_Text"><text:span text:style-name="Source_20_Text">CashSettlementRequests</text:span></text:p>
        <text:p text:style-name="Preformatted_20_Text"><text:span text:style-name="Source_20_Text">CashSettlements</text:span></text:p>
        <text:p text:style-name="P3"><text:span text:style-name="Source_20_Text">Users/Roles</text:span></text:p>
      </text:section>
      <text:p text:style-name="Text_20_body">SuperAdmin report হবে overall system overview, CashAdmin report না। মানে SuperAdmin সব CashAdmin-এর data দেখতে পারবে।</text:p>
      <text:p text:style-name="Horizontal_20_Line"/>
      <text:h text:style-name="Heading_20_1" text:outline-level="1">Phase: SuperAdmin Reports</text:h>
      <text:p text:style-name="Text_20_body">SuperAdmin Reports page-এ থাকবে:</text:p>
      <text:section text:style-name="Sect2" text:name="Section23">
        <text:p text:style-name="P1"><text:bookmark text:name="code-block-viewer Copy 22"/><text:span text:style-name="Source_20_Text">Total Students</text:span></text:p>
        <text:p text:style-name="Preformatted_20_Text"><text:span text:style-name="Source_20_Text">Total CashAdmins</text:span></text:p>
        <text:p text:style-name="Preformatted_20_Text"><text:span text:style-name="Source_20_Text">Total Meals</text:span></text:p>
        <text:p text:style-name="Preformatted_20_Text"><text:span text:style-name="Source_20_Text">Total Tokens Sold</text:span></text:p>
        <text:p text:style-name="Preformatted_20_Text"><text:span text:style-name="Source_20_Text">Total Cash Collected</text:span></text:p>
        <text:p text:style-name="Preformatted_20_Text"><text:span text:style-name="Source_20_Text">Total Cash Settled</text:span></text:p>
        <text:p text:style-name="Preformatted_20_Text"><text:span text:style-name="Source_20_Text">Pending Cash</text:span></text:p>
        <text:p text:style-name="P3"><text:span text:style-name="Source_20_Text">Pending Settlement Requests</text:span></text:p>
      </text:section>
      <text:p text:style-name="Text_20_body">আর নিচে organized tables:</text:p>
      <text:section text:style-name="Sect2" text:name="Section24">
        <text:p text:style-name="P1"><text:bookmark text:name="code-block-viewer Copy 23"/><text:span text:style-name="Source_20_Text">CashAdmin-wise Collection Summary</text:span></text:p>
        <text:p text:style-name="Preformatted_20_Text"><text:span text:style-name="Source_20_Text">Recent Cash Collections</text:span></text:p>
        <text:p text:style-name="Preformatted_20_Text"><text:span text:style-name="Source_20_Text">Recent Settlement Requests</text:span></text:p>
        <text:p text:style-name="Preformatted_20_Text"><text:span text:style-name="Source_20_Text">Recent Confirmed Settlements</text:span></text:p>
        <text:p text:style-name="P3"><text:span text:style-name="Source_20_Text">Meal Summary</text:span></text:p>
      </text:section>
      <text:p text:style-name="Horizontal_20_Line"/>
      <text:h text:style-name="Heading_20_2" text:outline-level="2">Copilot Prompt দাও</text:h>
      <text:p text:style-name="Text_20_body">Copilot Chat-এ এটা paste করো:</text:p>
      <text:section text:style-name="Sect2" text:name="Section25">
        <text:p text:style-name="P1"><text:bookmark text:name="code-block-viewer Copy 24"/><text:span text:style-name="Source_20_Text">Now help me implement SuperAdmin Reports.</text:span></text:p>
        <text:p text:style-name="Preformatted_20_Text"><text:span text:style-name="Source_20_Text">Goal:</text:span></text:p>
        <text:p text:style-name="Preformatted_20_Text"><text:span text:style-name="Source_20_Text">Create a SuperAdmin report page for overall system monitoring.</text:span></text:p>
        <text:p text:style-name="Preformatted_20_Text"><text:span text:style-name="Source_20_Text">Current status:</text:span></text:p>
        <text:p text:style-name="Preformatted_20_Text"><text:soft-page-break/><text:span text:style-name="Source_20_Text">- ASP.NET Core MVC project with Identity is working.</text:span></text:p>
        <text:p text:style-name="Preformatted_20_Text"><text:span text:style-name="Source_20_Text">- Roles: SuperAdmin, CashAdmin, Student, DeliveryMan.</text:span></text:p>
        <text:p text:style-name="Preformatted_20_Text"><text:span text:style-name="Source_20_Text">- CashAdmin wallet top-up is working.</text:span></text:p>
        <text:p text:style-name="Preformatted_20_Text"><text:span text:style-name="Source_20_Text">- CashSettlementRequest workflow exists.</text:span></text:p>
        <text:p text:style-name="Preformatted_20_Text"><text:span text:style-name="Source_20_Text">- CashSettlement approval workflow exists or is being implemented.</text:span></text:p>
        <text:p text:style-name="Preformatted_20_Text"><text:span text:style-name="Source_20_Text">- MealSession model exists.</text:span></text:p>
        <text:p text:style-name="Preformatted_20_Text"><text:span text:style-name="Source_20_Text">- Department and Batch were removed.</text:span></text:p>
        <text:p text:style-name="Preformatted_20_Text"><text:span text:style-name="Source_20_Text">- Currency must be BDT / ৳.</text:span></text:p>
        <text:p text:style-name="Preformatted_20_Text"><text:span text:style-name="Source_20_Text">Files to create/update:</text:span></text:p>
        <text:p text:style-name="Preformatted_20_Text"><text:span text:style-name="Source_20_Text">1. ViewModels/AdminReportViewModel.cs</text:span></text:p>
        <text:p text:style-name="Preformatted_20_Text"><text:span text:style-name="Source_20_Text">2. Controllers/AdminController.cs</text:span></text:p>
        <text:p text:style-name="Preformatted_20_Text"><text:span text:style-name="Source_20_Text">3. Views/Admin/Reports.cshtml</text:span></text:p>
        <text:p text:style-name="Preformatted_20_Text"><text:span text:style-name="Source_20_Text">4. Views/Shared/_Layout.cshtml if Reports navbar link is missing</text:span></text:p>
        <text:p text:style-name="Preformatted_20_Text"><text:span text:style-name="Source_20_Text">5. Views/Admin/Dashboard.cshtml if Reports quick action is missing</text:span></text:p>
        <text:p text:style-name="Preformatted_20_Text"><text:span text:style-name="Source_20_Text">Requirements:</text:span></text:p>
        <text:p text:style-name="Preformatted_20_Text"><text:span text:style-name="Source_20_Text">- AdminController must use [Authorize(Roles = "SuperAdmin")]</text:span></text:p>
        <text:p text:style-name="Preformatted_20_Text"><text:span text:style-name="Source_20_Text">- Add GET action: Reports()</text:span></text:p>
        <text:p text:style-name="Preformatted_20_Text"><text:span text:style-name="Source_20_Text">Summary metrics:</text:span></text:p>
        <text:p text:style-name="Preformatted_20_Text"><text:span text:style-name="Source_20_Text">1. TotalStudents</text:span></text:p>
        <text:p text:style-name="Preformatted_20_Text"><text:span text:style-name="Source_20_Text"><text:s text:c="3"/>Count users in Student role</text:span></text:p>
        <text:p text:style-name="Preformatted_20_Text"><text:span text:style-name="Source_20_Text">2. TotalCashAdmins</text:span></text:p>
        <text:p text:style-name="Preformatted_20_Text"><text:span text:style-name="Source_20_Text"><text:s text:c="3"/>Count users in CashAdmin role</text:span></text:p>
        <text:p text:style-name="Preformatted_20_Text"><text:span text:style-name="Source_20_Text">3. TotalMeals</text:span></text:p>
        <text:p text:style-name="Preformatted_20_Text"><text:span text:style-name="Source_20_Text"><text:s text:c="3"/>Count MealSessions</text:span></text:p>
        <text:p text:style-name="Preformatted_20_Text"><text:span text:style-name="Source_20_Text">4. TotalTokensSold</text:span></text:p>
        <text:p text:style-name="Preformatted_20_Text"><text:span text:style-name="Source_20_Text"><text:s text:c="3"/>Sum of MealSession.SoldCount if available</text:span></text:p>
        <text:p text:style-name="Preformatted_20_Text"><text:span text:style-name="Source_20_Text">5. TotalCashCollected</text:span></text:p>
        <text:p text:style-name="Preformatted_20_Text"><text:span text:style-name="Source_20_Text"><text:s text:c="3"/>Sum of CashCollections.Amount</text:span></text:p>
        <text:p text:style-name="Preformatted_20_Text"><text:span text:style-name="Source_20_Text">6. TotalCashSettled</text:span></text:p>
        <text:p text:style-name="Preformatted_20_Text"><text:span text:style-name="Source_20_Text"><text:s text:c="3"/>Sum of CashSettlements.Amount</text:span></text:p>
        <text:p text:style-name="Preformatted_20_Text"><text:span text:style-name="Source_20_Text">7. PendingCash</text:span></text:p>
        <text:p text:style-name="Preformatted_20_Text"><text:span text:style-name="Source_20_Text"><text:s text:c="3"/>TotalCashCollected - TotalCashSettled</text:span></text:p>
        <text:p text:style-name="Preformatted_20_Text"><text:span text:style-name="Source_20_Text">8. PendingSettlementRequests</text:span></text:p>
        <text:p text:style-name="Preformatted_20_Text"><text:span text:style-name="Source_20_Text"><text:s text:c="3"/>Count CashSettlementRequests where Status == "Pending"</text:span></text:p>
        <text:p text:style-name="Preformatted_20_Text"><text:span text:style-name="Source_20_Text">CashAdmin-wise summary table:</text:span></text:p>
        <text:p text:style-name="Preformatted_20_Text"><text:span text:style-name="Source_20_Text">- CashAdmin Name</text:span></text:p>
        <text:p text:style-name="Preformatted_20_Text"><text:span text:style-name="Source_20_Text">- Email</text:span></text:p>
        <text:p text:style-name="Preformatted_20_Text"><text:span text:style-name="Source_20_Text">- Total Collected</text:span></text:p>
        <text:p text:style-name="Preformatted_20_Text"><text:span text:style-name="Source_20_Text">- Total Settled</text:span></text:p>
        <text:p text:style-name="Preformatted_20_Text"><text:span text:style-name="Source_20_Text">- Pending Cash</text:span></text:p>
        <text:p text:style-name="Preformatted_20_Text"><text:span text:style-name="Source_20_Text">- Pending Requests Amount</text:span></text:p>
        <text:p text:style-name="Preformatted_20_Text"><text:span text:style-name="Source_20_Text">Recent Cash Collections table:</text:span></text:p>
        <text:p text:style-name="Preformatted_20_Text"><text:span text:style-name="Source_20_Text">- Date/Time</text:span></text:p>
        <text:p text:style-name="Preformatted_20_Text"><text:span text:style-name="Source_20_Text">- CashAdmin</text:span></text:p>
        <text:p text:style-name="Preformatted_20_Text"><text:span text:style-name="Source_20_Text">- Student Name</text:span></text:p>
        <text:p text:style-name="Preformatted_20_Text"><text:span text:style-name="Source_20_Text">- Student ID</text:span></text:p>
        <text:p text:style-name="Preformatted_20_Text"><text:span text:style-name="Source_20_Text">- Amount</text:span></text:p>
        <text:p text:style-name="Preformatted_20_Text"><text:span text:style-name="Source_20_Text">Recent Settlement Requests table:</text:span></text:p>
        <text:p text:style-name="Preformatted_20_Text"><text:span text:style-name="Source_20_Text">- Date/Time</text:span></text:p>
        <text:p text:style-name="Preformatted_20_Text"><text:span text:style-name="Source_20_Text">- CashAdmin</text:span></text:p>
        <text:p text:style-name="Preformatted_20_Text"><text:span text:style-name="Source_20_Text">- Amount</text:span></text:p>
        <text:p text:style-name="Preformatted_20_Text"><text:span text:style-name="Source_20_Text">- Status</text:span></text:p>
        <text:p text:style-name="Preformatted_20_Text"><text:span text:style-name="Source_20_Text">Recent Confirmed Settlements table:</text:span></text:p>
        <text:p text:style-name="Preformatted_20_Text"><text:span text:style-name="Source_20_Text">- Date/Time</text:span></text:p>
        <text:p text:style-name="Preformatted_20_Text"><text:span text:style-name="Source_20_Text">- CashAdmin</text:span></text:p>
        <text:p text:style-name="Preformatted_20_Text"><text:span text:style-name="Source_20_Text">- Amount</text:span></text:p>
        <text:p text:style-name="Preformatted_20_Text"><text:span text:style-name="Source_20_Text">- Received By</text:span></text:p>
        <text:p text:style-name="Preformatted_20_Text"><text:span text:style-name="Source_20_Text">- Note</text:span></text:p>
        <text:p text:style-name="Preformatted_20_Text"><text:span text:style-name="Source_20_Text">Meal Summary table:</text:span></text:p>
        <text:p text:style-name="Preformatted_20_Text"><text:span text:style-name="Source_20_Text">- Meal Name</text:span></text:p>
        <text:p text:style-name="Preformatted_20_Text"><text:span text:style-name="Source_20_Text">- Meal Type</text:span></text:p>
        <text:p text:style-name="Preformatted_20_Text"><text:span text:style-name="Source_20_Text">- Meal Date</text:span></text:p>
        <text:p text:style-name="Preformatted_20_Text"><text:span text:style-name="Source_20_Text">- Price</text:span></text:p>
        <text:p text:style-name="Preformatted_20_Text"><text:span text:style-name="Source_20_Text">- Capacity</text:span></text:p>
        <text:p text:style-name="Preformatted_20_Text"><text:soft-page-break/><text:span text:style-name="Source_20_Text">- Sold Count</text:span></text:p>
        <text:p text:style-name="Preformatted_20_Text"><text:span text:style-name="Source_20_Text">Rules:</text:span></text:p>
        <text:p text:style-name="Preformatted_20_Text"><text:span text:style-name="Source_20_Text">- SuperAdmin can see all system data.</text:span></text:p>
        <text:p text:style-name="Preformatted_20_Text"><text:span text:style-name="Source_20_Text">- Use BDT formatting: ৳@amount.ToString("N2")</text:span></text:p>
        <text:p text:style-name="Preformatted_20_Text"><text:span text:style-name="Source_20_Text">- Do not use ToString("C")</text:span></text:p>
        <text:p text:style-name="Preformatted_20_Text"><text:span text:style-name="Source_20_Text">- Do not show Indian Rupee symbol ₹</text:span></text:p>
        <text:p text:style-name="Preformatted_20_Text"><text:span text:style-name="Source_20_Text">- Do not use BatchAdmin</text:span></text:p>
        <text:p text:style-name="Preformatted_20_Text"><text:span text:style-name="Source_20_Text">- Do not use Department or Batch</text:span></text:p>
        <text:p text:style-name="Preformatted_20_Text"><text:span text:style-name="Source_20_Text">- Do not create migrations</text:span></text:p>
        <text:p text:style-name="Preformatted_20_Text"><text:span text:style-name="Source_20_Text">- Do not change database schema</text:span></text:p>
        <text:p text:style-name="P3"><text:span text:style-name="Source_20_Text">- Keep UI clean and organized with Bootstrap cards and tables</text:span></text:p>
      </text:section>
      <text:p text:style-name="Horizontal_20_Line"/>
      <text:h text:style-name="Heading_20_1" text:outline-level="1">Navbar update</text:h>
      <text:p text:style-name="Text_20_body">SuperAdmin navbar-এ Reports link থাকা উচিত:</text:p>
      <text:section text:style-name="Sect2" text:name="Section26">
        <text:p text:style-name="P2"><text:bookmark text:name="code-block-viewer Copy 25"/><text:span text:style-name="Source_20_Text">Admin Dashboard | Create Meal | Meal List | Settlement Requests | Reports</text:span></text:p>
      </text:section>
      <text:p text:style-name="Text_20_body">যদি না থাকে, Copilot-কে এটা দাও:</text:p>
      <text:section text:style-name="Sect2" text:name="Section27">
        <text:p text:style-name="P1"><text:bookmark text:name="code-block-viewer Copy 26"/><text:span text:style-name="Source_20_Text">Update only Views/Shared/_Layout.cshtml.</text:span></text:p>
        <text:p text:style-name="Preformatted_20_Text"><text:span text:style-name="Source_20_Text">For SuperAdmin navbar, add Reports link:</text:span></text:p>
        <text:p text:style-name="Preformatted_20_Text"><text:span text:style-name="Source_20_Text">Reports -&gt; Admin/Reports</text:span></text:p>
        <text:p text:style-name="Preformatted_20_Text"><text:span text:style-name="Source_20_Text">Keep existing links:</text:span></text:p>
        <text:p text:style-name="Preformatted_20_Text"><text:span text:style-name="Source_20_Text">- Admin Dashboard</text:span></text:p>
        <text:p text:style-name="Preformatted_20_Text"><text:span text:style-name="Source_20_Text">- Create Meal</text:span></text:p>
        <text:p text:style-name="Preformatted_20_Text"><text:span text:style-name="Source_20_Text">- Meal List</text:span></text:p>
        <text:p text:style-name="Preformatted_20_Text"><text:span text:style-name="Source_20_Text">- Settlement Requests</text:span></text:p>
        <text:p text:style-name="Preformatted_20_Text"><text:span text:style-name="Source_20_Text">Do not change CashAdmin navbar.</text:span></text:p>
        <text:p text:style-name="Preformatted_20_Text"><text:span text:style-name="Source_20_Text">Do not use BatchAdmin.</text:span></text:p>
        <text:p text:style-name="P3"><text:span text:style-name="Source_20_Text">Do not mention Department or Batch.</text:span></text:p>
      </text:section>
      <text:p text:style-name="Text_20_body">Expected Razor:</text:p>
      <text:section text:style-name="Sect2" text:name="Section28">
        <text:p text:style-name="P1"><text:bookmark text:name="code-block-viewer Copy 27"/><text:span text:style-name="Source_20_Text">@if (User.Identity?.IsAuthenticated == true &amp;&amp; User.IsInRole("SuperAdmin"))</text:span></text:p>
        <text:p text:style-name="Preformatted_20_Text"><text:span text:style-name="Source_20_Text">{</text:span></text:p>
        <text:p text:style-name="Preformatted_20_Text"><text:span text:style-name="Source_20_Text"><text:s text:c="4"/>&lt;li class="nav-item"&gt;</text:span></text:p>
        <text:p text:style-name="Preformatted_20_Text"><text:span text:style-name="Source_20_Text"><text:s text:c="8"/>&lt;a class="nav-link text-dark" asp-controller="Admin" asp-action="Dashboard"&gt;</text:span></text:p>
        <text:p text:style-name="Preformatted_20_Text"><text:span text:style-name="Source_20_Text"><text:s text:c="12"/>Admin Dashboard</text:span></text:p>
        <text:p text:style-name="Preformatted_20_Text"><text:span text:style-name="Source_20_Text"><text:s text:c="8"/>&lt;/a&gt;</text:span></text:p>
        <text:p text:style-name="Preformatted_20_Text"><text:span text:style-name="Source_20_Text"><text:s text:c="4"/>&lt;/li&gt;</text:span></text:p>
        <text:p text:style-name="Preformatted_20_Text"><text:span text:style-name="Source_20_Text"><text:s text:c="4"/>&lt;li class="nav-item"&gt;</text:span></text:p>
        <text:p text:style-name="Preformatted_20_Text"><text:span text:style-name="Source_20_Text"><text:s text:c="8"/>&lt;a class="nav-link text-dark" asp-controller="Admin" asp-action="CreateMeal"&gt;</text:span></text:p>
        <text:p text:style-name="Preformatted_20_Text"><text:span text:style-name="Source_20_Text"><text:s text:c="12"/>Create Meal</text:span></text:p>
        <text:p text:style-name="Preformatted_20_Text"><text:span text:style-name="Source_20_Text"><text:s text:c="8"/>&lt;/a&gt;</text:span></text:p>
        <text:p text:style-name="Preformatted_20_Text"><text:span text:style-name="Source_20_Text"><text:s text:c="4"/>&lt;/li&gt;</text:span></text:p>
        <text:p text:style-name="Preformatted_20_Text"><text:span text:style-name="Source_20_Text"><text:s text:c="4"/>&lt;li class="nav-item"&gt;</text:span></text:p>
        <text:p text:style-name="Preformatted_20_Text"><text:span text:style-name="Source_20_Text"><text:s text:c="8"/>&lt;a class="nav-link text-dark" asp-controller="Admin" asp-action="Meals"&gt;</text:span></text:p>
        <text:p text:style-name="Preformatted_20_Text"><text:span text:style-name="Source_20_Text"><text:s text:c="12"/>Meal List</text:span></text:p>
        <text:p text:style-name="Preformatted_20_Text"><text:span text:style-name="Source_20_Text"><text:s text:c="8"/>&lt;/a&gt;</text:span></text:p>
        <text:p text:style-name="Preformatted_20_Text"><text:span text:style-name="Source_20_Text"><text:s text:c="4"/>&lt;/li&gt;</text:span></text:p>
        <text:p text:style-name="Preformatted_20_Text"><text:span text:style-name="Source_20_Text"><text:s text:c="4"/>&lt;li class="nav-item"&gt;</text:span></text:p>
        <text:p text:style-name="Preformatted_20_Text"><text:span text:style-name="Source_20_Text"><text:s text:c="8"/>&lt;a class="nav-link text-dark" asp-controller="Admin" asp-action="SettlementRequests"&gt;</text:span></text:p>
        <text:p text:style-name="Preformatted_20_Text"><text:span text:style-name="Source_20_Text"><text:s text:c="12"/>Settlement Requests</text:span></text:p>
        <text:p text:style-name="Preformatted_20_Text"><text:span text:style-name="Source_20_Text"><text:s text:c="8"/>&lt;/a&gt;</text:span></text:p>
        <text:p text:style-name="Preformatted_20_Text"><text:span text:style-name="Source_20_Text"><text:s text:c="4"/>&lt;/li&gt;</text:span></text:p>
        <text:p text:style-name="Preformatted_20_Text"><text:soft-page-break/><text:span text:style-name="Source_20_Text"><text:s text:c="4"/>&lt;li class="nav-item"&gt;</text:span></text:p>
        <text:p text:style-name="Preformatted_20_Text"><text:span text:style-name="Source_20_Text"><text:s text:c="8"/>&lt;a class="nav-link text-dark" asp-controller="Admin" asp-action="Reports"&gt;</text:span></text:p>
        <text:p text:style-name="Preformatted_20_Text"><text:span text:style-name="Source_20_Text"><text:s text:c="12"/>Reports</text:span></text:p>
        <text:p text:style-name="Preformatted_20_Text"><text:span text:style-name="Source_20_Text"><text:s text:c="8"/>&lt;/a&gt;</text:span></text:p>
        <text:p text:style-name="Preformatted_20_Text"><text:span text:style-name="Source_20_Text"><text:s text:c="4"/>&lt;/li&gt;</text:span></text:p>
        <text:p text:style-name="P3"><text:span text:style-name="Source_20_Text">}</text:span></text:p>
      </text:section>
      <text:p text:style-name="Horizontal_20_Line"/>
      <text:h text:style-name="Heading_20_1" text:outline-level="1">Expected Report Page Layout</text:h>
      <text:p text:style-name="Text_20_body">SuperAdmin Reports page clean রাখবে:</text:p>
      <text:section text:style-name="Sect2" text:name="Section29">
        <text:p text:style-name="P1"><text:bookmark text:name="code-block-viewer Copy 28"/><text:span text:style-name="Source_20_Text">SuperAdmin Reports</text:span></text:p>
        <text:p text:style-name="Preformatted_20_Text"><text:span text:style-name="Source_20_Text">Overall system monitoring and financial summary.</text:span></text:p>
        <text:p text:style-name="Preformatted_20_Text"><text:span text:style-name="Source_20_Text">[Total Students] [CashAdmins] [Total Meals] [Tokens Sold]</text:span></text:p>
        <text:p text:style-name="Preformatted_20_Text"><text:span text:style-name="Source_20_Text">[Cash Collected] [Cash Settled] [Pending Cash] [Pending Requests]</text:span></text:p>
        <text:p text:style-name="Preformatted_20_Text"><text:span text:style-name="Source_20_Text">CashAdmin-wise Summary</text:span></text:p>
        <text:p text:style-name="Preformatted_20_Text"><text:span text:style-name="Source_20_Text">CashAdmin | Email | Collected | Settled | Pending | Pending Requests</text:span></text:p>
        <text:p text:style-name="Preformatted_20_Text"><text:span text:style-name="Source_20_Text">Recent Cash Collections</text:span></text:p>
        <text:p text:style-name="Preformatted_20_Text"><text:span text:style-name="Source_20_Text">Date | CashAdmin | Student | Student ID | Amount</text:span></text:p>
        <text:p text:style-name="Preformatted_20_Text"><text:span text:style-name="Source_20_Text">Recent Settlement Requests</text:span></text:p>
        <text:p text:style-name="Preformatted_20_Text"><text:span text:style-name="Source_20_Text">Date | CashAdmin | Amount | Status</text:span></text:p>
        <text:p text:style-name="Preformatted_20_Text"><text:span text:style-name="Source_20_Text">Recent Confirmed Settlements</text:span></text:p>
        <text:p text:style-name="Preformatted_20_Text"><text:span text:style-name="Source_20_Text">Date | CashAdmin | Amount | Received By | Note</text:span></text:p>
        <text:p text:style-name="Preformatted_20_Text"><text:span text:style-name="Source_20_Text">Meal Summary</text:span></text:p>
        <text:p text:style-name="P3"><text:span text:style-name="Source_20_Text">Meal | Type | Date | Price | Capacity | Sold</text:span></text:p>
      </text:section>
      <text:p text:style-name="Horizontal_20_Line"/>
      <text:h text:style-name="Heading_20_1" text:outline-level="1">Important calculation rule</text:h>
      <text:p text:style-name="Text_20_body">SuperAdmin report যেন সব CashAdmin-এর total দেখায়:</text:p>
      <text:section text:style-name="Sect2" text:name="Section30">
        <text:p text:style-name="P1"><text:bookmark text:name="code-block-viewer Copy 29"/><text:span text:style-name="Source_20_Text">TotalCashCollected = all CashCollections sum</text:span></text:p>
        <text:p text:style-name="Preformatted_20_Text"><text:span text:style-name="Source_20_Text">TotalCashSettled = all CashSettlements sum</text:span></text:p>
        <text:p text:style-name="P3"><text:span text:style-name="Source_20_Text">PendingCash = TotalCashCollected - TotalCashSettled</text:span></text:p>
      </text:section>
      <text:p text:style-name="Text_20_body">CashAdmin-wise summary-তে per CashAdmin হিসাব:</text:p>
      <text:section text:style-name="Sect2" text:name="Section31">
        <text:p text:style-name="P1"><text:bookmark text:name="code-block-viewer Copy 30"/><text:span text:style-name="Source_20_Text">Collected = CashCollections where CashAdminId == this cash admin</text:span></text:p>
        <text:p text:style-name="Preformatted_20_Text"><text:span text:style-name="Source_20_Text">Settled = CashSettlements where CashAdminId == this cash admin</text:span></text:p>
        <text:p text:style-name="Preformatted_20_Text"><text:span text:style-name="Source_20_Text">Pending = Collected - Settled</text:span></text:p>
        <text:p text:style-name="P3"><text:span text:style-name="Source_20_Text">Pending Requests = CashSettlementRequests where Status == Pending</text:span></text:p>
      </text:section>
      <text:p text:style-name="Horizontal_20_Line"/>
      <text:h text:style-name="Heading_20_1" text:outline-level="1">Test Order</text:h>
      <text:list text:style-name="L7">
        <text:list-item>
          <text:p text:style-name="P15">Login: </text:p>
        </text:list-item>
      </text:list>
      <text:section text:style-name="Sect2" text:name="Section32">
        <text:p text:style-name="P1"><text:bookmark text:name="code-block-viewer Copy 31"/><text:span text:style-name="Source_20_Text">superadmin@test.com</text:span></text:p>
        <text:p text:style-name="P3"><text:span text:style-name="Source_20_Text">Test@123</text:span></text:p>
      </text:section>
      <text:list text:style-name="L8">
        <text:list-item>
          <text:p text:style-name="P17">Navbar → Reports </text:p>
        </text:list-item>
        <text:list-item>
          <text:p text:style-name="P16"><text:soft-page-break/>Check metrics: </text:p>
        </text:list-item>
      </text:list>
      <text:section text:style-name="Sect2" text:name="Section33">
        <text:p text:style-name="P1"><text:bookmark text:name="code-block-viewer Copy 32"/><text:span text:style-name="Source_20_Text">Total Students</text:span></text:p>
        <text:p text:style-name="Preformatted_20_Text"><text:span text:style-name="Source_20_Text">Total CashAdmins</text:span></text:p>
        <text:p text:style-name="Preformatted_20_Text"><text:span text:style-name="Source_20_Text">Total Cash Collected</text:span></text:p>
        <text:p text:style-name="Preformatted_20_Text"><text:span text:style-name="Source_20_Text">Total Cash Settled</text:span></text:p>
        <text:p text:style-name="Preformatted_20_Text"><text:span text:style-name="Source_20_Text">Pending Cash</text:span></text:p>
        <text:p text:style-name="P3"><text:span text:style-name="Source_20_Text">Pending Settlement Requests</text:span></text:p>
      </text:section>
      <text:list text:style-name="L9">
        <text:list-item>
          <text:p text:style-name="P18">CashAdmin-wise table check করো: </text:p>
        </text:list-item>
      </text:list>
      <text:section text:style-name="Sect2" text:name="Section34">
        <text:p text:style-name="P1"><text:bookmark text:name="code-block-viewer Copy 33"/><text:span text:style-name="Source_20_Text">cashadmin1@test.com</text:span></text:p>
        <text:p text:style-name="P3"><text:span text:style-name="Source_20_Text">cashadmin2@test.com</text:span></text:p>
      </text:section>
      <text:p text:style-name="Text_20_body">দুইজনের data আলাদা আলাদা show করা উচিত।</text:p>
      <text:p text:style-name="Horizontal_20_Line"/>
      <text:h text:style-name="Heading_20_1" text:outline-level="1">SSMS verify query</text:h>
      <text:p text:style-name="Text_20_body">Report values মিলাতে চাইলে SSMS-এ চালাও:</text:p>
      <text:section text:style-name="Sect2" text:name="Section35">
        <text:p text:style-name="P1"><text:bookmark text:name="code-block-viewer Copy 34"/><text:span text:style-name="Source_20_Text">SELECT SUM(Amount) AS TotalCollected</text:span></text:p>
        <text:p text:style-name="Preformatted_20_Text"><text:span text:style-name="Source_20_Text">FROM CashCollections;</text:span></text:p>
        <text:p text:style-name="Preformatted_20_Text"><text:span text:style-name="Source_20_Text">SELECT SUM(Amount) AS TotalSettled</text:span></text:p>
        <text:p text:style-name="Preformatted_20_Text"><text:span text:style-name="Source_20_Text">FROM CashSettlements;</text:span></text:p>
        <text:p text:style-name="Preformatted_20_Text"><text:span text:style-name="Source_20_Text">SELECT Status, COUNT(*) AS CountRequests, SUM(Amount) AS Amount</text:span></text:p>
        <text:p text:style-name="Preformatted_20_Text"><text:span text:style-name="Source_20_Text">FROM CashSettlementRequests</text:span></text:p>
        <text:p text:style-name="Preformatted_20_Text"><text:span text:style-name="Source_20_Text">GROUP BY Status;</text:span></text:p>
        <text:p text:style-name="Preformatted_20_Text"><text:span text:style-name="Source_20_Text">SELECT *</text:span></text:p>
        <text:p text:style-name="Preformatted_20_Text"><text:span text:style-name="Source_20_Text">FROM CashCollections</text:span></text:p>
        <text:p text:style-name="Preformatted_20_Text"><text:span text:style-name="Source_20_Text">ORDER BY CreatedAt DESC;</text:span></text:p>
        <text:p text:style-name="Preformatted_20_Text"><text:span text:style-name="Source_20_Text">SELECT *</text:span></text:p>
        <text:p text:style-name="Preformatted_20_Text"><text:span text:style-name="Source_20_Text">FROM CashSettlements</text:span></text:p>
        <text:p text:style-name="P3"><text:span text:style-name="Source_20_Text">ORDER BY SettlementDate DESC;</text:span></text:p>
      </text:section>
      <text:p text:style-name="Horizontal_20_Line"/>
      <text:h text:style-name="Heading_20_1" text:outline-level="1">Commit</text:h>
      <text:p text:style-name="Text_20_body">সব ঠিক হলে commit দাও:</text:p>
      <text:section text:style-name="Sect2" text:name="Section36">
        <text:p text:style-name="P2"><text:bookmark text:name="code-block-viewer Copy 35"/><text:span text:style-name="Source_20_Text">Implement SuperAdmin reports</text:span></text:p>
      </text:section>
      <text:p text:style-name="Text_20_body">তারপর:</text:p>
      <text:section text:style-name="Sect2" text:name="Section37">
        <text:p text:style-name="P2"><text:bookmark text:name="code-block-viewer Copy 36"/><text:span text:style-name="Source_20_Text">Commit All and Push</text:span></text:p>
      </text:section>
      <text:p text:style-name="P7"><text:soft-page-break/><draw:frame draw:style-name="fr1" draw:name="Image48" text:anchor-type="as-char" svg:width="16.8646in" svg:height="9.0417in" draw:z-index="47"><draw:image xlink:href="https://chatgpt.com/backend-api/estuary/content?id=file_00000000141471fa8602f1e1a29e2ee5&amp;ts=494030&amp;p=fs&amp;cid=1&amp;sig=d5ad41cef89e9fce74dc0708d2725c8a1a9d892fc664176603cf85c11e573672&amp;v=0" xlink:type="simple" xlink:show="embed" xlink:actuate="onLoad"/><svg:title>image.png</svg:title></draw:frame></text:p>
      <text:section text:style-name="Sect1" text:name="_r_je_">
        <text:p text:style-name="P9">cash pending for authorized cash admin 1 showing wrong pending amount of 936.95 and student id should not be the hash code, it should be the original student id</text:p>
      </text:section>
      <text:p text:style-name="Text_20_body">হ্যাঁ, দুটো issue-ই clear.</text:p>
      <text:h text:style-name="Heading_20_2" text:outline-level="2"><text:soft-page-break/>Issue 1: Pending Cash wrong</text:h>
      <text:p text:style-name="Text_20_body">তোমার report দেখাচ্ছে:</text:p>
      <text:section text:style-name="Sect2" text:name="Section38">
        <text:p text:style-name="P1"><text:bookmark text:name="code-block-viewer Copy 37"/><text:span text:style-name="Source_20_Text">Total Collected = ৳1,064.95</text:span></text:p>
        <text:p text:style-name="Preformatted_20_Text"><text:span text:style-name="Source_20_Text">Total Settled <text:s text:c="2"/>= ৳64.00</text:span></text:p>
        <text:p text:style-name="P3"><text:span text:style-name="Source_20_Text">Pending Cash <text:s text:c="3"/>= ৳936.95 ❌</text:span></text:p>
      </text:section>
      <text:p text:style-name="Text_20_body">কিন্তু correct হওয়া উচিত:</text:p>
      <text:section text:style-name="Sect2" text:name="Section39">
        <text:p text:style-name="P1"><text:bookmark text:name="code-block-viewer Copy 38"/><text:span text:style-name="Source_20_Text">Pending Cash = Total Collected - Total Settled</text:span></text:p>
        <text:p text:style-name="P3"><text:span text:style-name="Source_20_Text">Pending Cash = 1064.95 - 64.00 = ৳1,000.95 ✅</text:span></text:p>
      </text:section>
      <text:p text:style-name="Text_20_body">এখন likely code করছে:</text:p>
      <text:section text:style-name="Sect2" text:name="Section40">
        <text:p text:style-name="P2"><text:bookmark text:name="code-block-viewer Copy 39"/><text:span text:style-name="Source_20_Text">PendingCash = TotalCollected - TotalSettled - PendingRequestAmount</text:span></text:p>
      </text:section>
      <text:p text:style-name="Text_20_body">কিন্তু SuperAdmin report-এ <text:span text:style-name="Strong_20_Emphasis">Pending Cash</text:span> মানে unsettled cash. তাই formula হবে:</text:p>
      <text:section text:style-name="Sect2" text:name="Section41">
        <text:p text:style-name="P2"><text:bookmark text:name="code-block-viewer Copy 40"/><text:span text:style-name="Source_20_Text">PendingCash = TotalCollected - TotalSettled</text:span></text:p>
      </text:section>
      <text:p text:style-name="Text_20_body"><text:span text:style-name="Source_20_Text">PendingRequestAmount</text:span> আলাদা column/card হিসেবে দেখানো যাবে, কিন্তু Pending Cash থেকে subtract করা যাবে না।</text:p>
      <text:p text:style-name="Horizontal_20_Line"/>
      <text:h text:style-name="Heading_20_2" text:outline-level="2">Issue 2: Student ID hash দেখাচ্ছে</text:h>
      <text:p text:style-name="Text_20_body">Recent Cash Collections table-এ Student ID column-এ এখন দেখাচ্ছে:</text:p>
      <text:section text:style-name="Sect2" text:name="Section42">
        <text:p text:style-name="P2"><text:bookmark text:name="code-block-viewer Copy 41"/><text:span text:style-name="Source_20_Text">0dec4f0d-1aea-4642-8864-a5c1a7b7ffcb ❌</text:span></text:p>
      </text:section>
      <text:p text:style-name="Text_20_body">এটা ASP.NET Identity internal user id.</text:p>
      <text:p text:style-name="Text_20_body">Show করা উচিত:</text:p>
      <text:section text:style-name="Sect2" text:name="Section43">
        <text:p text:style-name="P1"><text:bookmark text:name="code-block-viewer Copy 42"/><text:span text:style-name="Source_20_Text">220130 ✅</text:span></text:p>
        <text:p text:style-name="P3"><text:span text:style-name="Source_20_Text">220140 ✅</text:span></text:p>
      </text:section>
      <text:p text:style-name="Text_20_body">কারণ <text:span text:style-name="Source_20_Text">CashCollection.StudentId</text:span> field actually internal user id store করছে। তাই report table-এ direct <text:span text:style-name="Source_20_Text">CashCollection.StudentId</text:span> দেখানো যাবে না। Student user load করে <text:span text:style-name="Source_20_Text">student.StudentId</text:span> দেখাতে হবে।</text:p>
      <text:p text:style-name="Horizontal_20_Line"/>
      <text:h text:style-name="Heading_20_1" text:outline-level="1">Copilot Prompt দাও</text:h>
      <text:section text:style-name="Sect2" text:name="Section44">
        <text:p text:style-name="P1"><text:bookmark text:name="code-block-viewer Copy 43"/><text:span text:style-name="Source_20_Text">Fix SuperAdmin Reports calculation and Student ID display.</text:span></text:p>
        <text:p text:style-name="Preformatted_20_Text"><text:span text:style-name="Source_20_Text">Current problems:</text:span></text:p>
        <text:p text:style-name="Preformatted_20_Text"><text:span text:style-name="Source_20_Text">1. CashAdmin Summary pending cash is wrong.</text:span></text:p>
        <text:p text:style-name="Preformatted_20_Text"><text:span text:style-name="Source_20_Text">Example:</text:span></text:p>
        <text:p text:style-name="Preformatted_20_Text"><text:span text:style-name="Source_20_Text">Total Collected = ৳1,064.95</text:span></text:p>
        <text:p text:style-name="Preformatted_20_Text"><text:span text:style-name="Source_20_Text">Total Settled = ৳64.00</text:span></text:p>
        <text:p text:style-name="Preformatted_20_Text"><text:span text:style-name="Source_20_Text">Current Pending Cash shows ৳936.95, which is wrong.</text:span></text:p>
        <text:p text:style-name="Preformatted_20_Text"><text:soft-page-break/><text:span text:style-name="Source_20_Text">Correct Pending Cash should be:</text:span></text:p>
        <text:p text:style-name="Preformatted_20_Text"><text:span text:style-name="Source_20_Text">TotalCollected - TotalSettled = ৳1,000.95</text:span></text:p>
        <text:p text:style-name="Preformatted_20_Text"><text:span text:style-name="Source_20_Text">Do not subtract pending settlement request amount from Pending Cash on SuperAdmin report.</text:span></text:p>
        <text:p text:style-name="Preformatted_20_Text"><text:span text:style-name="Source_20_Text">If needed, show Pending Request Amount separately.</text:span></text:p>
        <text:p text:style-name="Preformatted_20_Text"><text:span text:style-name="Source_20_Text">2. Recent Cash Collections table shows internal ASP.NET Identity user id in Student ID column.</text:span></text:p>
        <text:p text:style-name="Preformatted_20_Text"><text:span text:style-name="Source_20_Text">Example:</text:span></text:p>
        <text:p text:style-name="Preformatted_20_Text"><text:span text:style-name="Source_20_Text">0dec4f0d-1aea-4642-8864-a5c1a7b7ffcb</text:span></text:p>
        <text:p text:style-name="Preformatted_20_Text"><text:span text:style-name="Source_20_Text">This is wrong.</text:span></text:p>
        <text:p text:style-name="Preformatted_20_Text"><text:span text:style-name="Source_20_Text">It should show the original 6-digit university StudentId:</text:span></text:p>
        <text:p text:style-name="Preformatted_20_Text"><text:span text:style-name="Source_20_Text">220130, 220140, etc.</text:span></text:p>
        <text:p text:style-name="Preformatted_20_Text"><text:span text:style-name="Source_20_Text">Important context:</text:span></text:p>
        <text:p text:style-name="Preformatted_20_Text"><text:span text:style-name="Source_20_Text">- CashCollection.StudentId currently stores the internal ApplicationUser.Id of the student.</text:span></text:p>
        <text:p text:style-name="Preformatted_20_Text"><text:span text:style-name="Source_20_Text">- ApplicationUser.StudentId stores the real 6-digit student ID.</text:span></text:p>
        <text:p text:style-name="Preformatted_20_Text"><text:span text:style-name="Source_20_Text">- So reports must map CashCollection.StudentId to ApplicationUser.Id, then display ApplicationUser.StudentId.</text:span></text:p>
        <text:p text:style-name="Preformatted_20_Text"><text:span text:style-name="Source_20_Text">Files to check:</text:span></text:p>
        <text:p text:style-name="Preformatted_20_Text"><text:span text:style-name="Source_20_Text">- Controllers/AdminController.cs</text:span></text:p>
        <text:p text:style-name="Preformatted_20_Text"><text:span text:style-name="Source_20_Text">- ViewModels/AdminReportViewModel.cs</text:span></text:p>
        <text:p text:style-name="Preformatted_20_Text"><text:span text:style-name="Source_20_Text">- Views/Admin/Reports.cshtml</text:span></text:p>
        <text:p text:style-name="Preformatted_20_Text"><text:span text:style-name="Source_20_Text">Requirements:</text:span></text:p>
        <text:p text:style-name="Preformatted_20_Text"><text:span text:style-name="Source_20_Text">1. In CashAdmin-wise summary:</text:span></text:p>
        <text:p text:style-name="Preformatted_20_Text"><text:span text:style-name="Source_20_Text"><text:s text:c="3"/>TotalCollected = sum of CashCollections.Amount for that CashAdmin</text:span></text:p>
        <text:p text:style-name="Preformatted_20_Text"><text:span text:style-name="Source_20_Text"><text:s text:c="3"/>TotalSettled = sum of CashSettlements.Amount for that CashAdmin</text:span></text:p>
        <text:p text:style-name="Preformatted_20_Text"><text:span text:style-name="Source_20_Text"><text:s text:c="3"/>PendingCash = TotalCollected - TotalSettled</text:span></text:p>
        <text:p text:style-name="Preformatted_20_Text"><text:span text:style-name="Source_20_Text">2. Do not subtract pending request amount from PendingCash.</text:span></text:p>
        <text:p text:style-name="Preformatted_20_Text"><text:span text:style-name="Source_20_Text">3. If PendingRequestAmount exists, keep it as a separate field/column only.</text:span></text:p>
        <text:p text:style-name="Preformatted_20_Text"><text:span text:style-name="Source_20_Text">4. Recent Cash Collections table should show:</text:span></text:p>
        <text:p text:style-name="Preformatted_20_Text"><text:span text:style-name="Source_20_Text"><text:s text:c="3"/>- CashAdmin Name</text:span></text:p>
        <text:p text:style-name="Preformatted_20_Text"><text:span text:style-name="Source_20_Text"><text:s text:c="3"/>- Student Name</text:span></text:p>
        <text:p text:style-name="Preformatted_20_Text"><text:span text:style-name="Source_20_Text"><text:s text:c="3"/>- Student ID = ApplicationUser.StudentId</text:span></text:p>
        <text:p text:style-name="Preformatted_20_Text"><text:span text:style-name="Source_20_Text"><text:s text:c="3"/>- Amount</text:span></text:p>
        <text:p text:style-name="Preformatted_20_Text"><text:span text:style-name="Source_20_Text">5. Do not display internal Identity user id in UI.</text:span></text:p>
        <text:p text:style-name="Preformatted_20_Text"><text:span text:style-name="Source_20_Text">6. Use BDT formatting: ৳@amount.ToString("N2")</text:span></text:p>
        <text:p text:style-name="Preformatted_20_Text"><text:span text:style-name="Source_20_Text">7. Do not use ToString("C")</text:span></text:p>
        <text:p text:style-name="Preformatted_20_Text"><text:span text:style-name="Source_20_Text">8. Do not show Indian Rupee symbol.</text:span></text:p>
        <text:p text:style-name="Preformatted_20_Text"><text:span text:style-name="Source_20_Text">9. Do not use BatchAdmin.</text:span></text:p>
        <text:p text:style-name="Preformatted_20_Text"><text:span text:style-name="Source_20_Text">10. Do not use Department or Batch.</text:span></text:p>
        <text:p text:style-name="Preformatted_20_Text"><text:span text:style-name="Source_20_Text">11. Do not create migration.</text:span></text:p>
        <text:p text:style-name="Preformatted_20_Text"><text:span text:style-name="Source_20_Text">12. Do not change database schema.</text:span></text:p>
        <text:p text:style-name="P3"><text:span text:style-name="Source_20_Text">Explain exactly what was wrong and what you changed.</text:span></text:p>
      </text:section>
      <text:p text:style-name="Horizontal_20_Line"/>
      <text:h text:style-name="Heading_20_2" text:outline-level="2">Controller logic যেটা হওয়া উচিত</text:h>
      <text:p text:style-name="Text_20_body">SuperAdmin report-এর Recent Cash Collections বানানোর সময় direct <text:span text:style-name="Source_20_Text">c.StudentId</text:span> display করবে না।</text:p>
      <text:p text:style-name="Text_20_body">Wrong:</text:p>
      <text:section text:style-name="Sect2" text:name="Section45">
        <text:p text:style-name="P2"><text:bookmark text:name="code-block-viewer Copy 44"/><text:span text:style-name="Source_20_Text">StudentId = c.StudentId</text:span></text:p>
      </text:section>
      <text:p text:style-name="Text_20_body">Correct:</text:p>
      <text:section text:style-name="Sect2" text:name="Section46">
        <text:p text:style-name="P2"><text:bookmark text:name="code-block-viewer Copy 45"/><text:span text:style-name="Source_20_Text">StudentId = student?.StudentId ?? "-"</text:span></text:p>
      </text:section>
      <text:p text:style-name="Text_20_body">যদি <text:span text:style-name="Source_20_Text">Include(c =&gt; c.Student)</text:span> কাজ করে, তাহলে:</text:p>
      <text:section text:style-name="Sect2" text:name="Section47">
        <text:p text:style-name="P1"><text:bookmark text:name="code-block-viewer Copy 46"/><text:soft-page-break/><text:span text:style-name="Source_20_Text">RecentCashCollections = cashCollections.Select(c =&gt; new RecentCashCollectionItem</text:span></text:p>
        <text:p text:style-name="Preformatted_20_Text"><text:span text:style-name="Source_20_Text">{</text:span></text:p>
        <text:p text:style-name="Preformatted_20_Text"><text:span text:style-name="Source_20_Text"><text:s text:c="4"/>CreatedAt = c.CreatedAt,</text:span></text:p>
        <text:p text:style-name="Preformatted_20_Text"><text:span text:style-name="Source_20_Text"><text:s text:c="4"/>CashAdminName = c.CashAdmin?.FullName ?? "Unknown",</text:span></text:p>
        <text:p text:style-name="Preformatted_20_Text"><text:span text:style-name="Source_20_Text"><text:s text:c="4"/>StudentName = c.Student?.FullName ?? "Unknown",</text:span></text:p>
        <text:p text:style-name="Preformatted_20_Text"><text:span text:style-name="Source_20_Text"><text:s text:c="4"/>StudentId = c.Student?.StudentId ?? "-",</text:span></text:p>
        <text:p text:style-name="Preformatted_20_Text"><text:span text:style-name="Source_20_Text"><text:s text:c="4"/>Amount = c.Amount</text:span></text:p>
        <text:p text:style-name="P3"><text:span text:style-name="Source_20_Text">}).ToList();</text:span></text:p>
      </text:section>
      <text:p text:style-name="Text_20_body">যদি relationship ঠিকমতো include না হয়, তাহলে safer approach:</text:p>
      <text:section text:style-name="Sect2" text:name="Section48">
        <text:p text:style-name="P1"><text:bookmark text:name="code-block-viewer Copy 47"/><text:span text:style-name="Source_20_Text">var users = await _context.Users.ToListAsync();</text:span></text:p>
        <text:p text:style-name="Preformatted_20_Text"><text:span text:style-name="Source_20_Text">RecentCashCollections = cashCollections.Select(c =&gt;</text:span></text:p>
        <text:p text:style-name="Preformatted_20_Text"><text:span text:style-name="Source_20_Text">{</text:span></text:p>
        <text:p text:style-name="Preformatted_20_Text"><text:span text:style-name="Source_20_Text"><text:s text:c="4"/>var student = users.FirstOrDefault(u =&gt; u.Id == c.StudentId);</text:span></text:p>
        <text:p text:style-name="Preformatted_20_Text"><text:span text:style-name="Source_20_Text"><text:s text:c="4"/>return new RecentCashCollectionItem</text:span></text:p>
        <text:p text:style-name="Preformatted_20_Text"><text:span text:style-name="Source_20_Text"><text:s text:c="4"/>{</text:span></text:p>
        <text:p text:style-name="Preformatted_20_Text"><text:span text:style-name="Source_20_Text"><text:s text:c="8"/>CreatedAt = c.CreatedAt,</text:span></text:p>
        <text:p text:style-name="Preformatted_20_Text"><text:span text:style-name="Source_20_Text"><text:s text:c="8"/>CashAdminName = c.CashAdmin?.FullName ?? "Unknown",</text:span></text:p>
        <text:p text:style-name="Preformatted_20_Text"><text:span text:style-name="Source_20_Text"><text:s text:c="8"/>StudentName = student?.FullName ?? "Unknown",</text:span></text:p>
        <text:p text:style-name="Preformatted_20_Text"><text:span text:style-name="Source_20_Text"><text:s text:c="8"/>StudentId = student?.StudentId ?? "-",</text:span></text:p>
        <text:p text:style-name="Preformatted_20_Text"><text:span text:style-name="Source_20_Text"><text:s text:c="8"/>Amount = c.Amount</text:span></text:p>
        <text:p text:style-name="Preformatted_20_Text"><text:span text:style-name="Source_20_Text"><text:s text:c="4"/>};</text:span></text:p>
        <text:p text:style-name="P3"><text:span text:style-name="Source_20_Text">}).ToList();</text:span></text:p>
      </text:section>
      <text:p text:style-name="Horizontal_20_Line"/>
      <text:h text:style-name="Heading_20_2" text:outline-level="2">Pending Cash formula fix</text:h>
      <text:p text:style-name="Text_20_body">CashAdmin summary item-এ যেন এটা থাকে:</text:p>
      <text:section text:style-name="Sect2" text:name="Section49">
        <text:p text:style-name="P2"><text:bookmark text:name="code-block-viewer Copy 48"/><text:span text:style-name="Source_20_Text">PendingCash = totalCollected - totalSettled</text:span></text:p>
      </text:section>
      <text:p text:style-name="Text_20_body">এটা থাকবে না:</text:p>
      <text:section text:style-name="Sect2" text:name="Section50">
        <text:p text:style-name="P2"><text:bookmark text:name="code-block-viewer Copy 49"/><text:span text:style-name="Source_20_Text">PendingCash = totalCollected - totalSettled - pendingRequestAmount</text:span></text:p>
      </text:section>
      <text:p text:style-name="Text_20_body">Pending request amount আলাদা দেখাতে চাইলে:</text:p>
      <text:section text:style-name="Sect2" text:name="Section51">
        <text:p text:style-name="P2"><text:bookmark text:name="code-block-viewer Copy 50"/><text:span text:style-name="Source_20_Text">PendingRequestAmount = pendingRequestAmount</text:span></text:p>
      </text:section>
      <text:p text:style-name="Horizontal_20_Line"/>
      <text:h text:style-name="Heading_20_2" text:outline-level="2">Test</text:h>
      <text:p text:style-name="Text_20_body">Fix করার পর report expected:</text:p>
      <text:section text:style-name="Sect2" text:name="Section52">
        <text:p text:style-name="P1"><text:bookmark text:name="code-block-viewer Copy 51"/><text:span text:style-name="Source_20_Text">Authorized Cash Admin 1</text:span></text:p>
        <text:p text:style-name="Preformatted_20_Text"><text:span text:style-name="Source_20_Text">Total Collected: ৳1,064.95</text:span></text:p>
        <text:p text:style-name="Preformatted_20_Text"><text:span text:style-name="Source_20_Text">Total Settled: <text:s text:c="2"/>৳64.00</text:span></text:p>
        <text:p text:style-name="P3"><text:span text:style-name="Source_20_Text">Pending Cash: <text:s text:c="3"/>৳1,000.95</text:span></text:p>
      </text:section>
      <text:p text:style-name="Text_20_body">Recent Cash Collections table:</text:p>
      <text:section text:style-name="Sect2" text:name="Section53">
        <text:p text:style-name="P1"><text:bookmark text:name="code-block-viewer Copy 52"/><text:span text:style-name="Source_20_Text">Student ID</text:span></text:p>
        <text:p text:style-name="Preformatted_20_Text"><text:span text:style-name="Source_20_Text">220130</text:span></text:p>
        <text:p text:style-name="P3"><text:span text:style-name="Source_20_Text">220140</text:span></text:p>
      </text:section>
      <text:p text:style-name="Text_20_body"><text:soft-page-break/>Hash/internal id আর দেখা যাবে না।</text:p>
      <text:p text:style-name="Text_20_body">সব ঠিক হলে commit দাও:</text:p>
      <text:section text:style-name="Sect2" text:name="Section54">
        <text:p text:style-name="P2"><text:bookmark text:name="code-block-viewer Copy 53"/><text:span text:style-name="Source_20_Text">Fix SuperAdmin report pending cash and student id display</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5-11T21:07:04.515358864</meta:creation-date>
    <dc:date>2026-05-11T21:16:46.073923947</dc:date>
    <meta:editing-duration>PT9M41S</meta:editing-duration>
    <meta:editing-cycles>1</meta:editing-cycles>
    <meta:document-statistic meta:table-count="0" meta:image-count="48" meta:object-count="0" meta:page-count="79" meta:paragraph-count="623" meta:word-count="3019" meta:character-count="22839" meta:non-whitespace-character-count="19713"/>
    <meta:generator>LibreOffice/24.2.7.2$Linux_X86_64 LibreOffice_project/420$Build-2</meta:generator>
  </office:meta>
</office:document-meta>
</file>